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4e148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386ef2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d7ee6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fe11cd" officeooo:paragraph-rsid="00fe11c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d103c" officeooo:paragraph-rsid="00e528b7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7ba7f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2429c" officeooo:paragraph-rsid="003e0081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47ba7f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47ba7f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3e0081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d33a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fc5a1" officeooo:paragraph-rsid="004fc5a1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fe11cd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08beb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11ee3c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13a8ba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fad9e" officeooo:paragraph-rsid="0108beb1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1ee3c" officeooo:paragraph-rsid="0094a78b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4f0d53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52bf3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fdc51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108beb1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bf172" officeooo:paragraph-rsid="00991ab7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80" style:family="paragraph" style:parent-style-name="Standard">
      <style:paragraph-properties fo:text-align="start" style:justify-single-word="false"/>
      <style:text-properties style:font-name="FreeMono" officeooo:paragraph-rsid="0094a78b"/>
    </style:style>
    <style:style style:name="P81" style:family="paragraph" style:parent-style-name="Standard">
      <style:text-properties style:font-name="FreeMono" officeooo:rsid="01227719" officeooo:paragraph-rsid="0108beb1"/>
    </style:style>
    <style:style style:name="P82" style:family="paragraph" style:parent-style-name="Standard">
      <style:text-properties style:font-name="FreeMono" officeooo:rsid="0121e36c" officeooo:paragraph-rsid="0108beb1"/>
    </style:style>
    <style:style style:name="P83" style:family="paragraph" style:parent-style-name="Standard">
      <style:text-properties style:font-name="FreeMono" officeooo:paragraph-rsid="0108beb1"/>
    </style:style>
    <style:style style:name="P84" style:family="paragraph" style:parent-style-name="Standard">
      <style:paragraph-properties fo:text-align="start" style:justify-single-word="false"/>
      <style:text-properties officeooo:paragraph-rsid="00907ee1"/>
    </style:style>
    <style:style style:name="P85" style:family="paragraph" style:parent-style-name="Standard">
      <style:paragraph-properties fo:text-align="start" style:justify-single-word="false"/>
      <style:text-properties officeooo:paragraph-rsid="01338b22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607e11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0dce35" officeooo:paragraph-rsid="018e3118" style:font-name-asian="FreeMono1" style:font-size-asian="13pt" style:font-weight-asian="normal" style:font-name-complex="FreeMono1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67c857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6ce6da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47c8e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7f445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b9caf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8877fe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972683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2c733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64a3c3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a69ee1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1655df9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1698e40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16ce6da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16dc3fa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044023" officeooo:paragraph-rsid="017c82b7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18e3118" style:font-name-asian="FreeMono1" style:font-size-asian="13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8e3118" style:font-name-asian="FreeMono1" style:font-size-asian="13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0f0ec" officeooo:paragraph-rsid="018e3118" style:font-name-asian="FreeMono1" style:font-size-asian="13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1c49d" officeooo:paragraph-rsid="018e3118" style:font-name-asian="FreeMono1" style:font-size-asian="13pt" style:font-weight-asian="normal" style:font-name-complex="FreeMono1" style:font-size-complex="13pt" style:font-weight-complex="normal"/>
    </style:style>
    <style:style style:name="P114" style:family="paragraph" style:parent-style-name="Standard">
      <style:paragraph-properties style:text-autospace="none"/>
      <style:text-properties style:font-name="FreeMono" fo:font-size="13pt" officeooo:paragraph-rsid="018e3118" style:font-name-asian="FreeMono1" style:font-size-asian="13pt" style:font-name-complex="FreeMono1" style:font-size-complex="13pt"/>
    </style:style>
    <style:style style:name="P115" style:family="paragraph" style:parent-style-name="Standard">
      <style:paragraph-properties style:text-autospace="none"/>
      <style:text-properties style:font-name="FreeMono" fo:font-size="13pt" fo:font-style="normal" fo:font-weight="normal" officeooo:rsid="0181c49d" officeooo:paragraph-rsid="018e3118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1" style:font-size-asian="13pt" style:font-weight-asian="normal" style:font-name-complex="FreeMono1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1" style:font-size-asian="13pt" style:font-weight-asian="normal" style:font-name-complex="FreeMono1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1" style:font-size-asian="13pt" style:font-weight-asian="normal" style:font-name-complex="FreeMono1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123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" officeooo:rsid="007200c7"/>
    </style:style>
    <style:style style:name="T4" style:family="text">
      <style:text-properties style:font-name="FreeMono" officeooo:rsid="00ad103c"/>
    </style:style>
    <style:style style:name="T5" style:family="text">
      <style:text-properties style:font-name="FreeMono" officeooo:rsid="00b804e3"/>
    </style:style>
    <style:style style:name="T6" style:family="text">
      <style:text-properties style:font-name="FreeMono" officeooo:rsid="00b9656e"/>
    </style:style>
    <style:style style:name="T7" style:family="text">
      <style:text-properties style:font-name="FreeMono" officeooo:rsid="00cb20f3"/>
    </style:style>
    <style:style style:name="T8" style:family="text">
      <style:text-properties style:font-name="FreeMono" officeooo:rsid="00bf6866"/>
    </style:style>
    <style:style style:name="T9" style:family="text">
      <style:text-properties style:font-name="FreeMono" officeooo:rsid="00ac8f4e"/>
    </style:style>
    <style:style style:name="T10" style:family="text">
      <style:text-properties style:font-name="FreeMono" officeooo:rsid="00ea2bba"/>
    </style:style>
    <style:style style:name="T11" style:family="text">
      <style:text-properties style:font-name="FreeMono" officeooo:rsid="00ed749e"/>
    </style:style>
    <style:style style:name="T12" style:family="text">
      <style:text-properties style:font-name="FreeMono" officeooo:rsid="00eeb3a3"/>
    </style:style>
    <style:style style:name="T13" style:family="text">
      <style:text-properties style:font-name="FreeMono" officeooo:rsid="00f02d5b"/>
    </style:style>
    <style:style style:name="T14" style:family="text">
      <style:text-properties style:font-name="FreeMono" officeooo:rsid="0102d0ef"/>
    </style:style>
    <style:style style:name="T15" style:family="text">
      <style:text-properties style:font-name="FreeMono" officeooo:rsid="01044023"/>
    </style:style>
    <style:style style:name="T16" style:family="text">
      <style:text-properties style:font-name="FreeMono" officeooo:rsid="0112b87c"/>
    </style:style>
    <style:style style:name="T17" style:family="text">
      <style:text-properties style:font-name="FreeMono" officeooo:rsid="0114094b"/>
    </style:style>
    <style:style style:name="T18" style:family="text">
      <style:text-properties style:font-name="FreeMono" officeooo:rsid="0114970b"/>
    </style:style>
    <style:style style:name="T19" style:family="text">
      <style:text-properties style:font-name="FreeMono" officeooo:rsid="003e0081"/>
    </style:style>
    <style:style style:name="T20" style:family="text">
      <style:text-properties style:font-name="FreeMono" officeooo:rsid="00de7861"/>
    </style:style>
    <style:style style:name="T21" style:family="text">
      <style:text-properties style:font-name="FreeMono" officeooo:rsid="0042429c"/>
    </style:style>
    <style:style style:name="T22" style:family="text">
      <style:text-properties style:font-name="FreeMono" officeooo:rsid="00442821"/>
    </style:style>
    <style:style style:name="T23" style:family="text">
      <style:text-properties style:font-name="FreeMono" officeooo:rsid="0044a7fd"/>
    </style:style>
    <style:style style:name="T24" style:family="text">
      <style:text-properties style:font-name="FreeMono" officeooo:rsid="011539c1"/>
    </style:style>
    <style:style style:name="T25" style:family="text">
      <style:text-properties style:font-name="FreeMono" officeooo:rsid="010b5b7a"/>
    </style:style>
    <style:style style:name="T26" style:family="text">
      <style:text-properties style:font-name="FreeMono" officeooo:rsid="0114d6d9"/>
    </style:style>
    <style:style style:name="T27" style:family="text">
      <style:text-properties style:font-name="FreeMono" fo:font-size="13pt" style:font-size-asian="13pt" style:font-size-complex="13pt"/>
    </style:style>
    <style:style style:name="T28" style:family="text">
      <style:text-properties style:font-name="FreeMono" fo:font-size="13pt" officeooo:rsid="01338b22" style:font-size-asian="13pt" style:font-size-complex="13pt"/>
    </style:style>
    <style:style style:name="T29" style:family="text">
      <style:text-properties style:font-name="FreeMono" fo:font-weight="normal" officeooo:rsid="010123cb" style:font-name-asian="FreeMono1" style:font-weight-asian="normal" style:font-name-complex="FreeMono1" style:font-weight-complex="normal"/>
    </style:style>
    <style:style style:name="T30" style:family="text">
      <style:text-properties fo:font-weight="normal" officeooo:rsid="0019b933" style:font-weight-asian="normal" style:font-weight-complex="normal"/>
    </style:style>
    <style:style style:name="T31" style:family="text">
      <style:text-properties fo:font-weight="normal" officeooo:rsid="001b77f1" style:font-weight-asian="normal" style:font-weight-complex="normal"/>
    </style:style>
    <style:style style:name="T32" style:family="text">
      <style:text-properties fo:font-weight="normal" officeooo:rsid="001e4cc3" style:font-weight-asian="normal" style:font-weight-complex="normal"/>
    </style:style>
    <style:style style:name="T33" style:family="text">
      <style:text-properties fo:font-weight="normal" officeooo:rsid="001ff759" style:font-weight-asian="normal" style:font-weight-complex="normal"/>
    </style:style>
    <style:style style:name="T34" style:family="text">
      <style:text-properties fo:font-weight="normal" officeooo:rsid="0025807d" style:font-weight-asian="normal" style:font-weight-complex="normal"/>
    </style:style>
    <style:style style:name="T35" style:family="text">
      <style:text-properties fo:font-weight="normal" officeooo:rsid="00217b28" style:font-weight-asian="normal" style:font-weight-complex="normal"/>
    </style:style>
    <style:style style:name="T36" style:family="text">
      <style:text-properties fo:font-weight="normal" officeooo:rsid="0023e396" style:font-weight-asian="normal" style:font-weight-complex="normal"/>
    </style:style>
    <style:style style:name="T37" style:family="text">
      <style:text-properties fo:font-weight="normal" officeooo:rsid="00288e6d" style:font-weight-asian="normal" style:font-weight-complex="normal"/>
    </style:style>
    <style:style style:name="T38" style:family="text">
      <style:text-properties fo:font-weight="normal" officeooo:rsid="010a8fef" style:font-weight-asian="normal" style:font-weight-complex="normal"/>
    </style:style>
    <style:style style:name="T39" style:family="text">
      <style:text-properties fo:font-weight="normal" officeooo:rsid="01b0b0eb" style:font-weight-asian="normal" style:font-weight-complex="normal"/>
    </style:style>
    <style:style style:name="T40" style:family="text">
      <style:text-properties fo:font-weight="normal" officeooo:rsid="01b4d6bb" style:font-weight-asian="normal" style:font-weight-complex="normal"/>
    </style:style>
    <style:style style:name="T41" style:family="text">
      <style:text-properties fo:font-weight="normal" officeooo:rsid="01b5b887" style:font-weight-asian="normal" style:font-weight-complex="normal"/>
    </style:style>
    <style:style style:name="T42" style:family="text">
      <style:text-properties fo:font-weight="normal" officeooo:rsid="01b6d1ce" style:font-weight-asian="normal" style:font-weight-complex="normal"/>
    </style:style>
    <style:style style:name="T43" style:family="text">
      <style:text-properties fo:font-style="italic" officeooo:rsid="00589877" style:font-style-asian="italic" style:font-style-complex="italic"/>
    </style:style>
    <style:style style:name="T44" style:family="text">
      <style:text-properties fo:font-style="italic" officeooo:rsid="005a0a31" style:font-style-asian="italic" style:font-style-complex="italic"/>
    </style:style>
    <style:style style:name="T45" style:family="text">
      <style:text-properties fo:font-style="italic" officeooo:rsid="010b5b7a" style:font-style-asian="italic" style:font-style-complex="italic"/>
    </style:style>
    <style:style style:name="T46" style:family="text">
      <style:text-properties fo:font-style="italic" officeooo:rsid="010f638a" style:font-style-asian="italic" style:font-style-complex="italic"/>
    </style:style>
    <style:style style:name="T47" style:family="text">
      <style:text-properties fo:font-style="italic" officeooo:rsid="01600476" style:font-style-asian="italic" style:font-style-complex="italic"/>
    </style:style>
    <style:style style:name="T48" style:family="text">
      <style:text-properties fo:font-style="italic" officeooo:rsid="017e7627" style:font-style-asian="italic" style:font-style-complex="italic"/>
    </style:style>
    <style:style style:name="T49" style:family="text">
      <style:text-properties fo:font-style="normal" officeooo:rsid="008fc3c0" style:font-style-asian="normal" style:font-style-complex="normal"/>
    </style:style>
    <style:style style:name="T50" style:family="text">
      <style:text-properties fo:font-style="normal" officeooo:rsid="010a8fef" style:font-style-asian="normal" style:font-style-complex="normal"/>
    </style:style>
    <style:style style:name="T51" style:family="text">
      <style:text-properties fo:font-style="normal" officeooo:rsid="010b5b7a" style:font-style-asian="normal" style:font-style-complex="normal"/>
    </style:style>
    <style:style style:name="T52" style:family="text">
      <style:text-properties fo:font-style="normal" officeooo:rsid="010b6d63" style:font-style-asian="normal" style:font-style-complex="normal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55" style:family="text">
      <style:text-properties style:font-name="Liberation Serif1" fo:font-weight="normal" officeooo:rsid="00288e6d" style:font-weight-asian="normal" style:font-weight-complex="normal"/>
    </style:style>
    <style:style style:name="T56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57" style:family="text">
      <style:text-properties style:font-name="Liberation Serif1" fo:font-size="12pt" officeooo:rsid="0114094b" style:font-size-asian="12pt" style:font-size-complex="12pt"/>
    </style:style>
    <style:style style:name="T58" style:family="text">
      <style:text-properties officeooo:rsid="0032efce"/>
    </style:style>
    <style:style style:name="T59" style:family="text">
      <style:text-properties officeooo:rsid="003849c4"/>
    </style:style>
    <style:style style:name="T60" style:family="text">
      <style:text-properties officeooo:rsid="0039785f"/>
    </style:style>
    <style:style style:name="T61" style:family="text">
      <style:text-properties officeooo:rsid="003e0081"/>
    </style:style>
    <style:style style:name="T62" style:family="text">
      <style:text-properties officeooo:rsid="0042429c"/>
    </style:style>
    <style:style style:name="T63" style:family="text">
      <style:text-properties officeooo:rsid="0043487d"/>
    </style:style>
    <style:style style:name="T64" style:family="text">
      <style:text-properties officeooo:rsid="0043d33a"/>
    </style:style>
    <style:style style:name="T65" style:family="text">
      <style:text-properties officeooo:rsid="00442821"/>
    </style:style>
    <style:style style:name="T66" style:family="text">
      <style:text-properties officeooo:rsid="0044a7fd"/>
    </style:style>
    <style:style style:name="T67" style:family="text">
      <style:text-properties officeooo:rsid="00465349"/>
    </style:style>
    <style:style style:name="T68" style:family="text">
      <style:text-properties officeooo:rsid="0047ba7f"/>
    </style:style>
    <style:style style:name="T69" style:family="text">
      <style:text-properties officeooo:rsid="004a9366"/>
    </style:style>
    <style:style style:name="T70" style:family="text">
      <style:text-properties officeooo:rsid="004cf77c"/>
    </style:style>
    <style:style style:name="T71" style:family="text">
      <style:text-properties officeooo:rsid="004fc5a1"/>
    </style:style>
    <style:style style:name="T72" style:family="text">
      <style:text-properties officeooo:rsid="00517544"/>
    </style:style>
    <style:style style:name="T73" style:family="text">
      <style:text-properties officeooo:rsid="00570f5e"/>
    </style:style>
    <style:style style:name="T74" style:family="text">
      <style:text-properties officeooo:rsid="00589877"/>
    </style:style>
    <style:style style:name="T75" style:family="text">
      <style:text-properties officeooo:rsid="005b9710"/>
    </style:style>
    <style:style style:name="T76" style:family="text">
      <style:text-properties officeooo:rsid="005c6c4e"/>
    </style:style>
    <style:style style:name="T77" style:family="text">
      <style:text-properties officeooo:rsid="005d7b27"/>
    </style:style>
    <style:style style:name="T78" style:family="text">
      <style:text-properties officeooo:rsid="00618033"/>
    </style:style>
    <style:style style:name="T79" style:family="text">
      <style:text-properties officeooo:rsid="0066c4be"/>
    </style:style>
    <style:style style:name="T80" style:family="text">
      <style:text-properties style:font-name="Jomolhari" officeooo:rsid="007200c7"/>
    </style:style>
    <style:style style:name="T81" style:family="text">
      <style:text-properties style:font-name="Jomolhari" officeooo:rsid="008053f5"/>
    </style:style>
    <style:style style:name="T82" style:family="text">
      <style:text-properties style:font-name="Jomolhari" officeooo:rsid="0032efce"/>
    </style:style>
    <style:style style:name="T83" style:family="text">
      <style:text-properties style:font-name="Jomolhari" officeooo:rsid="008894f2"/>
    </style:style>
    <style:style style:name="T84" style:family="text">
      <style:text-properties style:font-name="Jomolhari" officeooo:rsid="0089ccf0"/>
    </style:style>
    <style:style style:name="T85" style:family="text">
      <style:text-properties style:font-name="Jomolhari" officeooo:rsid="008a6f9a"/>
    </style:style>
    <style:style style:name="T86" style:family="text">
      <style:text-properties style:font-name="Jomolhari" officeooo:rsid="008e3e08"/>
    </style:style>
    <style:style style:name="T87" style:family="text">
      <style:text-properties style:font-name="Jomolhari" fo:font-size="13pt" style:font-size-asian="13pt" style:font-size-complex="13pt"/>
    </style:style>
    <style:style style:name="T88" style:family="text">
      <style:text-properties style:font-name="Jomolhari" fo:font-size="13pt" officeooo:rsid="01338b22" style:font-size-asian="13pt" style:font-size-complex="13pt"/>
    </style:style>
    <style:style style:name="T89" style:family="text">
      <style:text-properties style:font-name="Jomolhari" officeooo:rsid="010a8fef"/>
    </style:style>
    <style:style style:name="T90" style:family="text">
      <style:text-properties style:font-name="Jomolhari" officeooo:rsid="010b5b7a"/>
    </style:style>
    <style:style style:name="T91" style:family="text">
      <style:text-properties style:font-name="Jomolhari" officeooo:rsid="010f638a"/>
    </style:style>
    <style:style style:name="T92" style:family="text">
      <style:text-properties style:font-name="Jomolhari" officeooo:rsid="008f91cd" style:font-name-asian="FreeMono1" style:font-name-complex="FreeMono1"/>
    </style:style>
    <style:style style:name="T93" style:family="text">
      <style:text-properties style:font-name="Jomolhari" officeooo:rsid="00ef08d7" style:font-name-asian="FreeMono1" style:font-name-complex="FreeMono1"/>
    </style:style>
    <style:style style:name="T94" style:family="text">
      <style:text-properties style:font-name="Jomolhari" officeooo:rsid="00ef60f6" style:font-name-asian="FreeMono1" style:font-name-complex="FreeMono1"/>
    </style:style>
    <style:style style:name="T95" style:family="text">
      <style:text-properties style:font-name="Jomolhari" officeooo:rsid="00f54338" style:font-name-asian="FreeMono1" style:font-name-complex="FreeMono1"/>
    </style:style>
    <style:style style:name="T96" style:family="text">
      <style:text-properties style:font-name="Jomolhari" officeooo:rsid="018cd052" style:font-name-asian="FreeMono1" style:font-name-complex="FreeMono1"/>
    </style:style>
    <style:style style:name="T97" style:family="text">
      <style:text-properties style:font-name="Jomolhari" officeooo:rsid="0093ee39" style:font-name-asian="FreeMono1" style:font-name-complex="FreeMono1"/>
    </style:style>
    <style:style style:name="T98" style:family="text">
      <style:text-properties style:font-name="Jomolhari" officeooo:rsid="0092ca38" style:font-name-asian="FreeMono1" style:font-name-complex="FreeMono1"/>
    </style:style>
    <style:style style:name="T99" style:family="text">
      <style:text-properties style:font-name="Jomolhari" officeooo:rsid="00efcdf8" style:font-name-asian="FreeMono1" style:font-name-complex="FreeMono1"/>
    </style:style>
    <style:style style:name="T100" style:family="text">
      <style:text-properties style:font-name="Jomolhari" officeooo:rsid="018f8d36" style:font-name-asian="FreeMono1" style:font-name-complex="FreeMono1"/>
    </style:style>
    <style:style style:name="T101" style:family="text">
      <style:text-properties style:font-name="Jomolhari" officeooo:rsid="0190f242" style:font-name-asian="FreeMono1" style:font-name-complex="FreeMono1"/>
    </style:style>
    <style:style style:name="T102" style:family="text">
      <style:text-properties style:font-name="Jomolhari" officeooo:rsid="01a69ee1" style:font-name-asian="FreeMono1" style:font-name-complex="FreeMono1"/>
    </style:style>
    <style:style style:name="T103" style:family="text">
      <style:text-properties style:font-name="Jomolhari" officeooo:rsid="01ab3992" style:font-name-asian="FreeMono1" style:font-name-complex="FreeMono1"/>
    </style:style>
    <style:style style:name="T104" style:family="text">
      <style:text-properties style:font-name="Jomolhari" officeooo:rsid="01abc226" style:font-name-asian="FreeMono1" style:font-name-complex="FreeMono1"/>
    </style:style>
    <style:style style:name="T105" style:family="text">
      <style:text-properties style:font-name="Jomolhari" officeooo:rsid="01ade907" style:font-name-asian="FreeMono1" style:font-name-complex="FreeMono1"/>
    </style:style>
    <style:style style:name="T106" style:family="text">
      <style:text-properties style:font-name="Jomolhari" fo:font-weight="normal" officeooo:rsid="00fd9f19" style:font-name-asian="FreeMono1" style:font-weight-asian="normal" style:font-name-complex="FreeMono1" style:font-weight-complex="normal"/>
    </style:style>
    <style:style style:name="T107" style:family="text">
      <style:text-properties style:font-name="Jomolhari" fo:font-weight="normal" officeooo:rsid="00ff3a72" style:font-name-asian="FreeMono1" style:font-weight-asian="normal" style:font-name-complex="FreeMono1" style:font-weight-complex="normal"/>
    </style:style>
    <style:style style:name="T108" style:family="text">
      <style:text-properties style:font-name="Jomolhari" fo:font-weight="normal" officeooo:rsid="00ff3cbe" style:font-name-asian="FreeMono1" style:font-weight-asian="normal" style:font-name-complex="FreeMono1" style:font-weight-complex="normal"/>
    </style:style>
    <style:style style:name="T109" style:family="text">
      <style:text-properties style:font-name="Jomolhari" fo:font-weight="normal" officeooo:rsid="010123cb" style:font-name-asian="FreeMono1" style:font-weight-asian="normal" style:font-name-complex="FreeMono1" style:font-weight-complex="normal"/>
    </style:style>
    <style:style style:name="T110" style:family="text">
      <style:text-properties style:font-name="Jomolhari" fo:font-style="italic" officeooo:rsid="01ab3992" style:font-name-asian="FreeMono1" style:font-style-asian="italic" style:font-name-complex="FreeMono1" style:font-style-complex="italic"/>
    </style:style>
    <style:style style:name="T111" style:family="text">
      <style:text-properties officeooo:rsid="006b862b"/>
    </style:style>
    <style:style style:name="T112" style:family="text">
      <style:text-properties officeooo:rsid="006e6fee"/>
    </style:style>
    <style:style style:name="T113" style:family="text">
      <style:text-properties fo:color="#000000" style:text-underline-style="none" fo:font-weight="normal" officeooo:rsid="002afd29" style:font-weight-asian="normal" style:font-weight-complex="normal"/>
    </style:style>
    <style:style style:name="T114" style:family="text">
      <style:text-properties fo:color="#000000" style:text-underline-style="none" fo:font-weight="normal" officeooo:rsid="002b32e2" style:font-weight-asian="normal" style:font-weight-complex="normal"/>
    </style:style>
    <style:style style:name="T115" style:family="text">
      <style:text-properties fo:color="#000000" style:text-underline-style="none" fo:font-weight="normal" officeooo:rsid="002cfe84" style:font-weight-asian="normal" style:font-weight-complex="normal"/>
    </style:style>
    <style:style style:name="T116" style:family="text">
      <style:text-properties fo:color="#000000" style:text-underline-style="none" fo:font-weight="normal" officeooo:rsid="010a8fef" style:font-weight-asian="normal" style:font-weight-complex="normal"/>
    </style:style>
    <style:style style:name="T117" style:family="text">
      <style:text-properties fo:color="#000000" style:text-underline-style="none" fo:font-weight="normal" officeooo:rsid="010f638a" style:font-weight-asian="normal" style:font-weight-complex="normal"/>
    </style:style>
    <style:style style:name="T118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19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20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21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22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23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24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25" style:family="text">
      <style:text-properties fo:color="#000000" style:font-name="Jomolhari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126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27" style:family="text">
      <style:text-properties fo:color="#000000" style:font-name="Jomolhari" fo:font-size="13pt" style:text-underline-style="none" fo:font-weight="normal" officeooo:rsid="009efbb1" style:font-size-asian="13pt" style:font-weight-asian="normal" style:font-size-complex="13pt" style:font-weight-complex="normal"/>
    </style:style>
    <style:style style:name="T128" style:family="text">
      <style:text-properties fo:color="#000000" style:font-name="Jomolhari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29" style:family="text">
      <style:text-properties fo:color="#000000" style:font-name="Jomolhari" fo:font-size="13pt" style:text-underline-style="none" fo:font-weight="normal" officeooo:rsid="00e331a6" style:font-size-asian="13pt" style:font-weight-asian="normal" style:font-size-complex="13pt" style:font-weight-complex="normal"/>
    </style:style>
    <style:style style:name="T130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31" style:family="text">
      <style:text-properties fo:color="#000000" style:font-name="Jomolhari" fo:font-size="13pt" style:text-underline-style="none" fo:font-weight="normal" officeooo:rsid="01115540" style:font-size-asian="13pt" style:font-weight-asian="normal" style:font-size-complex="13pt" style:font-weight-complex="normal"/>
    </style:style>
    <style:style style:name="T132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33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34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35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36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37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38" style:family="text">
      <style:text-properties fo:color="#000000" style:font-name="Jomolhari" fo:font-size="13pt" fo:font-style="italic" style:text-underline-style="none" fo:font-weight="normal" officeooo:rsid="01354b34" style:font-size-asian="13pt" style:font-style-asian="italic" style:font-weight-asian="normal" style:font-size-complex="13pt" style:font-style-complex="italic" style:font-weight-complex="normal"/>
    </style:style>
    <style:style style:name="T139" style:family="text">
      <style:text-properties fo:color="#000000" style:font-name="Jomolhari" fo:font-size="13pt" fo:font-style="normal" style:text-underline-style="none" fo:font-weight="normal" officeooo:rsid="01354b34" style:font-size-asian="13pt" style:font-style-asian="normal" style:font-weight-asian="normal" style:font-size-complex="13pt" style:font-style-complex="normal" style:font-weight-complex="normal"/>
    </style:style>
    <style:style style:name="T140" style:family="text">
      <style:text-properties fo:color="#000000" style:font-name="Jomolhari" fo:font-size="13pt" fo:font-style="normal" style:text-underline-style="none" fo:font-weight="normal" officeooo:rsid="01372d8b" style:font-size-asian="13pt" style:font-style-asian="normal" style:font-weight-asian="normal" style:font-size-complex="13pt" style:font-style-complex="normal" style:font-weight-complex="normal"/>
    </style:style>
    <style:style style:name="T141" style:family="text">
      <style:text-properties fo:color="#000000" style:font-name="Jomolhari" fo:font-size="13pt" fo:font-style="normal" style:text-underline-style="none" fo:font-weight="normal" officeooo:rsid="01338b22" style:font-size-asian="13pt" style:font-style-asian="normal" style:font-weight-asian="normal" style:font-size-complex="13pt" style:font-style-complex="normal" style:font-weight-complex="normal"/>
    </style:style>
    <style:style style:name="T142" style:family="text">
      <style:text-properties fo:color="#000000" style:font-name="Jomolhari" fo:font-size="13pt" fo:font-style="normal" style:text-underline-style="none" fo:font-weight="normal" officeooo:rsid="01389753" style:font-size-asian="13pt" style:font-style-asian="normal" style:font-weight-asian="normal" style:font-size-complex="13pt" style:font-style-complex="normal" style:font-weight-complex="normal"/>
    </style:style>
    <style:style style:name="T143" style:family="text">
      <style:text-properties fo:color="#000000" style:font-name="Jomolhari" fo:font-size="13pt" fo:font-style="normal" style:text-underline-style="none" fo:font-weight="normal" officeooo:rsid="013a56b0" style:font-size-asian="13pt" style:font-style-asian="normal" style:font-weight-asian="normal" style:font-size-complex="13pt" style:font-style-complex="normal" style:font-weight-complex="normal"/>
    </style:style>
    <style:style style:name="T144" style:family="text">
      <style:text-properties fo:color="#000000" style:font-name="Jomolhari" fo:font-weight="normal" officeooo:rsid="01a69ee1" style:font-name-asian="FreeMono1" style:font-weight-asian="normal" style:font-name-complex="FreeMono1" style:font-weight-complex="normal"/>
    </style:style>
    <style:style style:name="T145" style:family="text">
      <style:text-properties fo:color="#000000" style:font-name="Jomolhari" fo:font-weight="normal" officeooo:rsid="01aab703" style:font-name-asian="FreeMono1" style:font-weight-asian="normal" style:font-name-complex="FreeMono1" style:font-weight-complex="normal"/>
    </style:style>
    <style:style style:name="T146" style:family="text">
      <style:text-properties fo:color="#000000" style:font-name="Jomolhari" fo:font-weight="normal" officeooo:rsid="01a89490" style:font-name-asian="FreeMono1" style:font-weight-asian="normal" style:font-name-complex="FreeMono1" style:font-weight-complex="normal"/>
    </style:style>
    <style:style style:name="T147" style:family="text">
      <style:text-properties fo:color="#000000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48" style:family="text">
      <style:text-properties fo:color="#000000" style:font-name="FreeMono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9" style:family="text">
      <style:text-properties fo:color="#000000" style:font-name="FreeMono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50" style:family="text">
      <style:text-properties fo:color="#000000" style:font-name="FreeMono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51" style:family="text">
      <style:text-properties fo:color="#000000" style:font-name="FreeMono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152" style:family="text">
      <style:text-properties fo:color="#000000" style:font-name="FreeMono" fo:font-size="13pt" fo:font-style="normal" style:text-underline-style="none" fo:font-weight="normal" officeooo:rsid="0042429c" style:font-size-asian="13pt" style:font-style-asian="normal" style:font-weight-asian="normal" style:font-size-complex="13pt" style:font-style-complex="normal" style:font-weight-complex="normal"/>
    </style:style>
    <style:style style:name="T153" style:family="text">
      <style:text-properties fo:color="#000000" style:font-name="FreeMono" fo:font-size="13pt" fo:font-style="normal" style:text-underline-style="none" fo:font-weight="normal" officeooo:rsid="00442821" style:font-size-asian="13pt" style:font-style-asian="normal" style:font-weight-asian="normal" style:font-size-complex="13pt" style:font-style-complex="normal" style:font-weight-complex="normal"/>
    </style:style>
    <style:style style:name="T154" style:family="text">
      <style:text-properties fo:color="#000000" style:font-name="FreeMono" fo:font-size="13pt" fo:font-style="normal" style:text-underline-style="none" fo:font-weight="normal" officeooo:rsid="0044a7fd" style:font-size-asian="13pt" style:font-style-asian="normal" style:font-weight-asian="normal" style:font-size-complex="13pt" style:font-style-complex="normal" style:font-weight-complex="normal"/>
    </style:style>
    <style:style style:name="T155" style:family="text">
      <style:text-properties fo:color="#000000" style:font-name="FreeMono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56" style:family="text">
      <style:text-properties fo:color="#000000" style:font-name="FreeMono" fo:font-size="13pt" fo:font-style="normal" style:text-underline-style="none" fo:font-weight="normal" officeooo:rsid="01372d8b" style:font-size-asian="13pt" style:font-style-asian="normal" style:font-weight-asian="normal" style:font-size-complex="13pt" style:font-style-complex="normal" style:font-weight-complex="normal"/>
    </style:style>
    <style:style style:name="T157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58" style:family="text">
      <style:text-properties fo:color="#000000" style:font-name="Jomolhari1" fo:font-size="13pt" fo:font-style="normal" style:text-underline-style="none" fo:font-weight="normal" officeooo:rsid="011e8a8e" style:font-size-asian="13pt" style:font-style-asian="normal" style:font-weight-asian="normal" style:font-size-complex="13pt" style:font-style-complex="normal" style:font-weight-complex="normal"/>
    </style:style>
    <style:style style:name="T159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160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161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63" style:family="text">
      <style:text-properties fo:color="#000000" style:font-name="VL Gothic" fo:font-size="13pt" style:text-underline-style="none" fo:font-weight="normal" officeooo:rsid="01115540" style:font-size-asian="13pt" style:font-weight-asian="normal" style:font-size-complex="13pt" style:font-weight-complex="normal"/>
    </style:style>
    <style:style style:name="T164" style:family="text">
      <style:text-properties fo:color="#000000" style:font-name="VL Gothic" fo:font-size="13pt" style:text-underline-style="none" fo:font-weight="normal" officeooo:rsid="0146b15b" style:font-size-asian="13pt" style:font-weight-asian="normal" style:font-size-complex="13pt" style:font-weight-complex="normal"/>
    </style:style>
    <style:style style:name="T165" style:family="text">
      <style:text-properties fo:color="#000000" officeooo:rsid="018e3118"/>
    </style:style>
    <style:style style:name="T166" style:family="text">
      <style:text-properties fo:color="#000000" style:font-name="FreeMono1" fo:font-weight="normal" officeooo:rsid="018877fe" style:font-weight-asian="normal" style:font-weight-complex="normal"/>
    </style:style>
    <style:style style:name="T167" style:family="text">
      <style:text-properties fo:color="#000000" style:font-name="FreeMono" officeooo:rsid="018e3118"/>
    </style:style>
    <style:style style:name="T168" style:family="text">
      <style:text-properties fo:color="#000000" style:font-name="FreeMono" fo:font-weight="normal" officeooo:rsid="01a69ee1" style:font-name-asian="FreeMono1" style:font-weight-asian="normal" style:font-name-complex="FreeMono1" style:font-weight-complex="normal"/>
    </style:style>
    <style:style style:name="T169" style:family="text">
      <style:text-properties officeooo:rsid="008fc3c0"/>
    </style:style>
    <style:style style:name="T170" style:family="text">
      <style:text-properties style:font-name="Jomolhari1" officeooo:rsid="005d7b27"/>
    </style:style>
    <style:style style:name="T171" style:family="text">
      <style:text-properties style:font-name="Jomolhari1" officeooo:rsid="00ac8f4e"/>
    </style:style>
    <style:style style:name="T172" style:family="text">
      <style:text-properties style:font-name="Jomolhari1" officeooo:rsid="00ad103c"/>
    </style:style>
    <style:style style:name="T173" style:family="text">
      <style:text-properties style:font-name="Jomolhari1" officeooo:rsid="00ad6f0a"/>
    </style:style>
    <style:style style:name="T174" style:family="text">
      <style:text-properties style:font-name="Jomolhari1" officeooo:rsid="00b01992"/>
    </style:style>
    <style:style style:name="T175" style:family="text">
      <style:text-properties style:font-name="Jomolhari1" officeooo:rsid="00c7fe8a"/>
    </style:style>
    <style:style style:name="T176" style:family="text">
      <style:text-properties style:font-name="Jomolhari1" officeooo:rsid="00e528b7"/>
    </style:style>
    <style:style style:name="T177" style:family="text">
      <style:text-properties style:font-name="Jomolhari1" officeooo:rsid="00ffdc51"/>
    </style:style>
    <style:style style:name="T178" style:family="text">
      <style:text-properties style:font-name="Jomolhari1" officeooo:rsid="0102d0ef"/>
    </style:style>
    <style:style style:name="T179" style:family="text">
      <style:text-properties style:font-name="Jomolhari1" officeooo:rsid="01041c8a"/>
    </style:style>
    <style:style style:name="T180" style:family="text">
      <style:text-properties style:font-name="Jomolhari1" officeooo:rsid="01044023"/>
    </style:style>
    <style:style style:name="T181" style:family="text">
      <style:text-properties style:font-name="Jomolhari1" officeooo:rsid="01058896"/>
    </style:style>
    <style:style style:name="T182" style:family="text">
      <style:text-properties style:font-name="Jomolhari1" officeooo:rsid="01071934"/>
    </style:style>
    <style:style style:name="T183" style:family="text">
      <style:text-properties style:font-name="Jomolhari1" officeooo:rsid="0107ec6e"/>
    </style:style>
    <style:style style:name="T184" style:family="text">
      <style:text-properties style:font-name="Jomolhari1" officeooo:rsid="0112b87c"/>
    </style:style>
    <style:style style:name="T185" style:family="text">
      <style:text-properties style:font-name="Jomolhari1" officeooo:rsid="0114094b"/>
    </style:style>
    <style:style style:name="T186" style:family="text">
      <style:text-properties style:font-name="Jomolhari1" officeooo:rsid="0114970b"/>
    </style:style>
    <style:style style:name="T187" style:family="text">
      <style:text-properties style:font-name="Jomolhari1" officeooo:rsid="0117bdb2"/>
    </style:style>
    <style:style style:name="T188" style:family="text">
      <style:text-properties style:font-name="Jomolhari1" officeooo:rsid="01189541"/>
    </style:style>
    <style:style style:name="T189" style:family="text">
      <style:text-properties style:font-name="Jomolhari1" officeooo:rsid="0118f586"/>
    </style:style>
    <style:style style:name="T190" style:family="text">
      <style:text-properties style:font-name="Jomolhari1" officeooo:rsid="0119a69a"/>
    </style:style>
    <style:style style:name="T191" style:family="text">
      <style:text-properties style:font-name="Jomolhari1" fo:font-style="italic" officeooo:rsid="00ad103c" style:font-style-asian="italic" style:font-style-complex="italic"/>
    </style:style>
    <style:style style:name="T192" style:family="text">
      <style:text-properties style:font-name="Jomolhari1" fo:font-style="italic" officeooo:rsid="01115540" style:font-style-asian="italic" style:font-style-complex="italic"/>
    </style:style>
    <style:style style:name="T193" style:family="text">
      <style:text-properties style:font-name="Jomolhari1" fo:font-style="italic" officeooo:rsid="0111ee3c" style:font-style-asian="italic" style:font-style-complex="italic"/>
    </style:style>
    <style:style style:name="T194" style:family="text">
      <style:text-properties style:font-name="Jomolhari1" fo:font-style="italic" officeooo:rsid="005ed207" style:font-style-asian="italic" style:font-style-complex="italic"/>
    </style:style>
    <style:style style:name="T195" style:family="text">
      <style:text-properties style:font-name="Jomolhari1" fo:font-style="italic" officeooo:rsid="005d7b27" style:font-style-asian="italic" style:font-style-complex="italic"/>
    </style:style>
    <style:style style:name="T196" style:family="text">
      <style:text-properties style:font-name="Jomolhari1" fo:font-style="italic" officeooo:rsid="00ac8f4e" style:font-style-asian="italic" style:font-style-complex="italic"/>
    </style:style>
    <style:style style:name="T197" style:family="text">
      <style:text-properties style:font-name="Jomolhari1" officeooo:rsid="01115540"/>
    </style:style>
    <style:style style:name="T198" style:family="text">
      <style:text-properties style:font-name="Jomolhari1" officeooo:rsid="0111ee3c"/>
    </style:style>
    <style:style style:name="T199" style:family="text">
      <style:text-properties style:font-name="Jomolhari1" officeooo:rsid="0113a8ba"/>
    </style:style>
    <style:style style:name="T200" style:family="text">
      <style:text-properties style:font-name="Jomolhari1" fo:font-style="normal" officeooo:rsid="014bc689" style:font-style-asian="normal" style:font-style-complex="normal"/>
    </style:style>
    <style:style style:name="T201" style:family="text">
      <style:text-properties style:font-name="Jomolhari1" officeooo:rsid="014ef548"/>
    </style:style>
    <style:style style:name="T202" style:family="text">
      <style:text-properties style:font-name="Jomolhari1" officeooo:rsid="0161a3c4"/>
    </style:style>
    <style:style style:name="T203" style:family="text">
      <style:text-properties style:font-name="Jomolhari1" officeooo:rsid="01634295"/>
    </style:style>
    <style:style style:name="T204" style:family="text">
      <style:text-properties officeooo:rsid="00ac8f4e"/>
    </style:style>
    <style:style style:name="T205" style:family="text">
      <style:text-properties officeooo:rsid="00b5eef6"/>
    </style:style>
    <style:style style:name="T206" style:family="text">
      <style:text-properties officeooo:rsid="00b7a7f5"/>
    </style:style>
    <style:style style:name="T207" style:family="text">
      <style:text-properties officeooo:rsid="00b804e3"/>
    </style:style>
    <style:style style:name="T208" style:family="text">
      <style:text-properties officeooo:rsid="00b9656e"/>
    </style:style>
    <style:style style:name="T209" style:family="text">
      <style:text-properties officeooo:rsid="00bc583f"/>
    </style:style>
    <style:style style:name="T210" style:family="text">
      <style:text-properties officeooo:rsid="00bf6866"/>
    </style:style>
    <style:style style:name="T211" style:family="text">
      <style:text-properties officeooo:rsid="00c4efc1"/>
    </style:style>
    <style:style style:name="T212" style:family="text">
      <style:text-properties officeooo:rsid="00c9f843"/>
    </style:style>
    <style:style style:name="T213" style:family="text">
      <style:text-properties officeooo:rsid="00cb20f3"/>
    </style:style>
    <style:style style:name="T214" style:family="text">
      <style:text-properties officeooo:rsid="00da85ba"/>
    </style:style>
    <style:style style:name="T215" style:family="text">
      <style:text-properties officeooo:rsid="00dbd3c2"/>
    </style:style>
    <style:style style:name="T216" style:family="text">
      <style:text-properties officeooo:rsid="00de7861"/>
    </style:style>
    <style:style style:name="T217" style:family="text">
      <style:text-properties officeooo:rsid="00e00950"/>
    </style:style>
    <style:style style:name="T218" style:family="text">
      <style:text-properties officeooo:rsid="00e0f3cc"/>
    </style:style>
    <style:style style:name="T219" style:family="text">
      <style:text-properties officeooo:rsid="00ea2bba"/>
    </style:style>
    <style:style style:name="T220" style:family="text">
      <style:text-properties officeooo:rsid="00eeb3a3"/>
    </style:style>
    <style:style style:name="T221" style:family="text">
      <style:text-properties officeooo:rsid="00ef818c"/>
    </style:style>
    <style:style style:name="T222" style:family="text">
      <style:text-properties officeooo:rsid="00f02d5b"/>
    </style:style>
    <style:style style:name="T223" style:family="text">
      <style:text-properties officeooo:rsid="00f517aa"/>
    </style:style>
    <style:style style:name="T224" style:family="text">
      <style:text-properties officeooo:rsid="00f5e300"/>
    </style:style>
    <style:style style:name="T225" style:family="text">
      <style:text-properties officeooo:rsid="00f8380e"/>
    </style:style>
    <style:style style:name="T226" style:family="text">
      <style:text-properties officeooo:rsid="010121c6"/>
    </style:style>
    <style:style style:name="T227" style:family="text">
      <style:text-properties officeooo:rsid="01041c8a"/>
    </style:style>
    <style:style style:name="T228" style:family="text">
      <style:text-properties officeooo:rsid="011b545c"/>
    </style:style>
    <style:style style:name="T229" style:family="text">
      <style:text-properties officeooo:rsid="011df6ea"/>
    </style:style>
    <style:style style:name="T230" style:family="text">
      <style:text-properties officeooo:rsid="01227719"/>
    </style:style>
    <style:style style:name="T231" style:family="text">
      <style:text-properties officeooo:rsid="0121e36c"/>
    </style:style>
    <style:style style:name="T232" style:family="text">
      <style:text-properties officeooo:rsid="010a8fef"/>
    </style:style>
    <style:style style:name="T233" style:family="text">
      <style:text-properties officeooo:rsid="010b5b7a"/>
    </style:style>
    <style:style style:name="T234" style:family="text">
      <style:text-properties officeooo:rsid="010b6d63"/>
    </style:style>
    <style:style style:name="T235" style:family="text">
      <style:text-properties officeooo:rsid="010d4ed6"/>
    </style:style>
    <style:style style:name="T236" style:family="text">
      <style:text-properties officeooo:rsid="010f638a"/>
    </style:style>
    <style:style style:name="T237" style:family="text">
      <style:text-properties officeooo:rsid="01115540"/>
    </style:style>
    <style:style style:name="T238" style:family="text">
      <style:text-properties officeooo:rsid="0111ee3c"/>
    </style:style>
    <style:style style:name="T239" style:family="text">
      <style:text-properties officeooo:rsid="0113a8ba"/>
    </style:style>
    <style:style style:name="T240" style:family="text">
      <style:text-properties officeooo:rsid="0114d6d9"/>
    </style:style>
    <style:style style:name="T241" style:family="text">
      <style:text-properties officeooo:rsid="01406e0a"/>
    </style:style>
    <style:style style:name="T242" style:family="text">
      <style:text-properties officeooo:rsid="014141a0"/>
    </style:style>
    <style:style style:name="T243" style:family="text">
      <style:text-properties officeooo:rsid="01455ea8"/>
    </style:style>
    <style:style style:name="T244" style:family="text">
      <style:text-properties officeooo:rsid="0145799d"/>
    </style:style>
    <style:style style:name="T245" style:family="text">
      <style:text-properties style:font-name="VL Gothic" officeooo:rsid="014ef548"/>
    </style:style>
    <style:style style:name="T246" style:family="text">
      <style:text-properties officeooo:rsid="0152bf3e"/>
    </style:style>
    <style:style style:name="T247" style:family="text">
      <style:text-properties officeooo:rsid="0154bda5"/>
    </style:style>
    <style:style style:name="T248" style:family="text">
      <style:text-properties officeooo:rsid="01572228"/>
    </style:style>
    <style:style style:name="T249" style:family="text">
      <style:text-properties officeooo:rsid="015a3351"/>
    </style:style>
    <style:style style:name="T250" style:family="text">
      <style:text-properties officeooo:rsid="015d43f1"/>
    </style:style>
    <style:style style:name="T251" style:family="text">
      <style:text-properties officeooo:rsid="015d9189"/>
    </style:style>
    <style:style style:name="T252" style:family="text">
      <style:text-properties officeooo:rsid="01607e11"/>
    </style:style>
    <style:style style:name="T253" style:family="text">
      <style:text-properties style:font-name="Liberation Serif1" officeooo:rsid="0118f586"/>
    </style:style>
    <style:style style:name="T254" style:family="text">
      <style:text-properties officeooo:rsid="0164a3c3"/>
    </style:style>
    <style:style style:name="T255" style:family="text">
      <style:text-properties officeooo:rsid="01655df9"/>
    </style:style>
    <style:style style:name="T256" style:family="text">
      <style:text-properties officeooo:rsid="0167c857"/>
    </style:style>
    <style:style style:name="T257" style:family="text">
      <style:text-properties officeooo:rsid="01683e5b"/>
    </style:style>
    <style:style style:name="T258" style:family="text">
      <style:text-properties officeooo:rsid="01698e40"/>
    </style:style>
    <style:style style:name="T259" style:family="text">
      <style:text-properties officeooo:rsid="016b2391"/>
    </style:style>
    <style:style style:name="T260" style:family="text">
      <style:text-properties officeooo:rsid="016ce6da"/>
    </style:style>
    <style:style style:name="T261" style:family="text">
      <style:text-properties officeooo:rsid="016dc3fa"/>
    </style:style>
    <style:style style:name="T262" style:family="text">
      <style:text-properties officeooo:rsid="016e213c"/>
    </style:style>
    <style:style style:name="T263" style:family="text">
      <style:text-properties officeooo:rsid="016fa828"/>
    </style:style>
    <style:style style:name="T264" style:family="text">
      <style:text-properties officeooo:rsid="016fcee3"/>
    </style:style>
    <style:style style:name="T265" style:family="text">
      <style:text-properties officeooo:rsid="01714a0f"/>
    </style:style>
    <style:style style:name="T266" style:family="text">
      <style:text-properties officeooo:rsid="01747c8e"/>
    </style:style>
    <style:style style:name="T267" style:family="text">
      <style:text-properties style:font-name="FreeMono" officeooo:rsid="0176ad8c"/>
    </style:style>
    <style:style style:name="T268" style:family="text">
      <style:text-properties style:font-name="FreeMono" officeooo:rsid="017788d2"/>
    </style:style>
    <style:style style:name="T269" style:family="text">
      <style:text-properties style:font-name="FreeMono" officeooo:rsid="0178a90e"/>
    </style:style>
    <style:style style:name="T270" style:family="text">
      <style:text-properties style:font-name="FreeMono" officeooo:rsid="017b9caf"/>
    </style:style>
    <style:style style:name="T271" style:family="text">
      <style:text-properties style:font-name="FreeMono" officeooo:rsid="01929fbc" style:font-name-asian="FreeMono1" style:font-name-complex="FreeMono1"/>
    </style:style>
    <style:style style:name="T272" style:family="text">
      <style:text-properties style:font-name="FreeMono" officeooo:rsid="018ec87d" style:font-name-asian="FreeMono1" style:font-name-complex="FreeMono1"/>
    </style:style>
    <style:style style:name="T273" style:family="text">
      <style:text-properties style:font-name="FreeMono" officeooo:rsid="01972683" style:font-name-asian="FreeMono1" style:font-name-complex="FreeMono1"/>
    </style:style>
    <style:style style:name="T274" style:family="text">
      <style:text-properties style:font-name="FreeMono" officeooo:rsid="019cc1c8" style:font-name-asian="FreeMono1" style:font-name-complex="FreeMono1"/>
    </style:style>
    <style:style style:name="T275" style:family="text">
      <style:text-properties style:font-name="FreeMono" officeooo:rsid="0092ca38" style:font-name-asian="FreeMono1" style:font-name-complex="FreeMono1"/>
    </style:style>
    <style:style style:name="T276" style:family="text">
      <style:text-properties style:font-name="FreeMono" officeooo:rsid="008f91cd" style:font-name-asian="FreeMono1" style:font-name-complex="FreeMono1"/>
    </style:style>
    <style:style style:name="T277" style:family="text">
      <style:text-properties style:font-name="FreeMono" officeooo:rsid="01a54219" style:font-name-asian="FreeMono1" style:font-name-complex="FreeMono1"/>
    </style:style>
    <style:style style:name="T278" style:family="text">
      <style:text-properties style:font-name="FreeMono" officeooo:rsid="01ab3992" style:font-name-asian="FreeMono1" style:font-name-complex="FreeMono1"/>
    </style:style>
    <style:style style:name="T279" style:family="text">
      <style:text-properties style:font-name="FreeMono" officeooo:rsid="01ade907" style:font-name-asian="FreeMono1" style:font-name-complex="FreeMono1"/>
    </style:style>
    <style:style style:name="T280" style:family="text">
      <style:text-properties style:font-name="FreeMono" fo:font-weight="normal" officeooo:rsid="01b0b0eb" style:font-weight-asian="normal" style:font-weight-complex="normal"/>
    </style:style>
    <style:style style:name="T281" style:family="text">
      <style:text-properties style:font-name="FreeMono" fo:font-weight="normal" officeooo:rsid="01b1e7ff" style:font-weight-asian="normal" style:font-weight-complex="normal"/>
    </style:style>
    <style:style style:name="T282" style:family="text">
      <style:text-properties style:font-name="FreeMono" fo:font-weight="normal" officeooo:rsid="01b23714" style:font-weight-asian="normal" style:font-weight-complex="normal"/>
    </style:style>
    <style:style style:name="T283" style:family="text">
      <style:text-properties style:font-name="FreeMono" fo:font-weight="normal" officeooo:rsid="01b29570" style:font-weight-asian="normal" style:font-weight-complex="normal"/>
    </style:style>
    <style:style style:name="T284" style:family="text">
      <style:text-properties style:font-name="FreeMono" fo:font-weight="normal" officeooo:rsid="01b2c733" style:font-weight-asian="normal" style:font-weight-complex="normal"/>
    </style:style>
    <style:style style:name="T285" style:family="text">
      <style:text-properties style:font-name="FreeMono" fo:font-weight="normal" officeooo:rsid="01b4d6bb" style:font-weight-asian="normal" style:font-weight-complex="normal"/>
    </style:style>
    <style:style style:name="T286" style:family="text">
      <style:text-properties style:font-name="FreeMono" fo:font-weight="normal" officeooo:rsid="01b5b887" style:font-weight-asian="normal" style:font-weight-complex="normal"/>
    </style:style>
    <style:style style:name="T287" style:family="text">
      <style:text-properties officeooo:rsid="0176ad8c"/>
    </style:style>
    <style:style style:name="T288" style:family="text">
      <style:text-properties officeooo:rsid="017788d2"/>
    </style:style>
    <style:style style:name="T289" style:family="text">
      <style:text-properties officeooo:rsid="0177f445"/>
    </style:style>
    <style:style style:name="T290" style:family="text">
      <style:text-properties officeooo:rsid="0178a90e"/>
    </style:style>
    <style:style style:name="T291" style:family="text">
      <style:text-properties officeooo:rsid="017a5fd3"/>
    </style:style>
    <style:style style:name="T292" style:family="text">
      <style:text-properties officeooo:rsid="017b9caf"/>
    </style:style>
    <style:style style:name="T293" style:family="text">
      <style:text-properties officeooo:rsid="017c82b7"/>
    </style:style>
    <style:style style:name="T294" style:family="text">
      <style:text-properties officeooo:rsid="017e7627"/>
    </style:style>
    <style:style style:name="T295" style:family="text">
      <style:text-properties officeooo:rsid="0180d354"/>
    </style:style>
    <style:style style:name="T296" style:family="text">
      <style:text-properties officeooo:rsid="01829185"/>
    </style:style>
    <style:style style:name="T297" style:family="text">
      <style:text-properties officeooo:rsid="0182dbda"/>
    </style:style>
    <style:style style:name="T298" style:family="text">
      <style:text-properties officeooo:rsid="0184d9ba"/>
    </style:style>
    <style:style style:name="T299" style:family="text">
      <style:text-properties officeooo:rsid="01859010"/>
    </style:style>
    <style:style style:name="T300" style:family="text">
      <style:text-properties officeooo:rsid="018749b1"/>
    </style:style>
    <style:style style:name="T301" style:family="text">
      <style:text-properties officeooo:rsid="018877fe"/>
    </style:style>
    <style:style style:name="T302" style:family="text">
      <style:text-properties style:font-name="FreeMono1" fo:font-weight="normal" officeooo:rsid="018877fe" style:font-weight-asian="normal" style:font-weight-complex="normal"/>
    </style:style>
    <style:style style:name="T303" style:family="text">
      <style:text-properties style:font-name="FreeMono1" fo:font-size="13pt" fo:font-weight="normal" officeooo:rsid="0198db4e" style:font-size-asian="13pt" style:font-weight-asian="normal" style:font-size-complex="13pt" style:font-weight-complex="normal"/>
    </style:style>
    <style:style style:name="T304" style:family="text">
      <style:text-properties style:font-name="FreeMono1" fo:font-size="13pt" fo:font-weight="normal" officeooo:rsid="0198db4e" style:font-name-asian="FreeMono1" style:font-size-asian="13pt" style:font-weight-asian="normal" style:font-name-complex="FreeMono1" style:font-size-complex="13pt" style:font-weight-complex="normal"/>
    </style:style>
    <style:style style:name="T305" style:family="text">
      <style:text-properties officeooo:rsid="018e3118"/>
    </style:style>
    <style:style style:name="T306" style:family="text">
      <style:text-properties officeooo:rsid="0092ca38" style:font-name-asian="FreeMono1" style:font-name-complex="FreeMono1"/>
    </style:style>
    <style:style style:name="T307" style:family="text">
      <style:text-properties officeooo:rsid="011231bb" style:font-name-asian="FreeMono1" style:font-name-complex="FreeMono1"/>
    </style:style>
    <style:style style:name="T308" style:family="text">
      <style:text-properties officeooo:rsid="00f2a4c6" style:font-name-asian="FreeMono1" style:font-name-complex="FreeMono1"/>
    </style:style>
    <style:style style:name="T309" style:family="text">
      <style:text-properties officeooo:rsid="01972683" style:font-name-asian="FreeMono1" style:font-name-complex="FreeMono1"/>
    </style:style>
    <style:style style:name="T310" style:family="text">
      <style:text-properties officeooo:rsid="019b6abc" style:font-name-asian="FreeMono1" style:font-name-complex="FreeMono1"/>
    </style:style>
    <style:style style:name="T311" style:family="text">
      <style:text-properties officeooo:rsid="019cc1c8" style:font-name-asian="FreeMono1" style:font-name-complex="FreeMono1"/>
    </style:style>
    <style:style style:name="T312" style:family="text">
      <style:text-properties officeooo:rsid="0180f0ec"/>
    </style:style>
    <style:style style:name="T313" style:family="text">
      <style:text-properties officeooo:rsid="0189c187"/>
    </style:style>
    <style:style style:name="T314" style:family="text">
      <style:text-properties officeooo:rsid="01859472"/>
    </style:style>
    <style:style style:name="T315" style:family="text">
      <style:text-properties officeooo:rsid="018b1505"/>
    </style:style>
    <style:style style:name="T316" style:family="text">
      <style:text-properties officeooo:rsid="03868f74"/>
    </style:style>
    <style:style style:name="T317" style:family="text">
      <style:text-properties style:font-name="Jomolhari" officeooo:rsid="019cc1c8" style:font-name-asian="FreeMono1" style:font-name-complex="FreeMono1"/>
    </style:style>
    <style:style style:name="T318" style:family="text">
      <style:text-properties officeooo:rsid="019f853b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30">YACC (Yet Another Compiler Compiler) is a tool used to generate a parser. </text:span><text:span text:style-name="T31">This document is a tutorial for the use of YACC to generate a parser for SIL. </text:span><text:span text:style-name="T32">YACC </text:span><text:span text:style-name="T33">translates the Context Free Grammar (CFG) specifications </text:span><text:span text:style-name="T34">(given as input in </text:span><text:span text:style-name="T56">input_file.y</text:span><text:span text:style-name="T34">) </text:span><text:span text:style-name="T33">into a C implementation </text:span><text:span text:style-name="T37">(</text:span><text:span text:style-name="T55">y.tab.c</text:span><text:span text:style-name="T37">) </text:span><text:span text:style-name="T33">of a corresponding </text:span><text:span text:style-name="T35">push down automaton </text:span><text:span text:style-name="T38">(</text:span><text:span text:style-name="T35">i.e., a finite state machine with a stack</text:span><text:span text:style-name="T38">).</text:span><text:span text:style-name="T30"> </text:span><text:span text:style-name="T36">This C program when compiled, yields an executable parser.</text:span></text:p>
      <text:p text:style-name="P4"><draw:custom-shape text:anchor-type="paragraph" draw:z-index="0" draw:style-name="gr1" draw:text-style-name="P123" svg:width="1.3335in" svg:height="0.6878in" svg:x="2.6583in" svg:y="0.0917in"><text:p text:style-name="P123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4"/>
      <text:p text:style-name="P4"><text:tab/></text:p>
      <text:p text:style-name="P5"><draw:custom-shape text:anchor-type="paragraph" draw:z-index="1" draw:style-name="gr1" svg:width="1.3335in" svg:height="0.6878in" svg:x="2.6583in" svg:y="0.1425in"><text:p text:style-name="P123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4"/>
      <text:p text:style-name="P6"/>
      <text:p text:style-name="P7"><draw:custom-shape text:anchor-type="paragraph" draw:z-index="2" draw:style-name="gr1" svg:width="1.3335in" svg:height="0.6878in" svg:x="2.6583in" svg:y="0.1043in"><text:p text:style-name="P123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8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8"/>
      <text:p text:style-name="P14"/>
      <text:p text:style-name="P79"><text:span text:style-name="T113">The source SIL program is fed as the input to the generated parser (</text:span><text:span text:style-name="T118">a.out</text:span><text:span text:style-name="T113">). <text:s/></text:span><text:span text:style-name="T117">The parser </text:span><text:span text:style-name="T114">checks </text:span><text:span text:style-name="T116">whether</text:span><text:span text:style-name="T114"> the program </text:span><text:span text:style-name="T117">satisfies </text:span><text:span text:style-name="T114">the </text:span><text:span text:style-name="T117">syntax </text:span><text:span text:style-name="T115">specification </text:span><text:span text:style-name="T117">given </text:span><text:span text:style-name="T115">in the </text:span><text:span text:style-name="T119">input_file.y</text:span><text:span text:style-name="T115"> file. </text:span></text:p>
      <text:p text:style-name="P20"/>
      <text:p text:style-name="P9"><text:span text:style-name="T59"><text:tab/>A parser is </text:span><text:span text:style-name="T60">a </text:span><text:span text:style-name="T59">program that </text:span><text:span text:style-name="T50">checks whether its </text:span><text:span text:style-name="T59">input </text:span><text:span text:style-name="T232">(viewed as a stre</text:span><text:span text:style-name="T236">a</text:span><text:span text:style-name="T232">m of tokens) meets</text:span><text:span text:style-name="T59"> a </text:span><text:span text:style-name="T232">given </text:span><text:span text:style-name="T59">grammar </text:span><text:span text:style-name="T73">specification</text:span><text:span text:style-name="T59">. </text:span><text:span text:style-name="T58"><text:s/></text:span><text:span text:style-name="T82">The syntax of </text:span><text:span text:style-name="T83">SIL</text:span><text:span text:style-name="T82"> can be specified by </text:span><text:span text:style-name="T84">using</text:span><text:span text:style-name="T81"> </text:span><text:span text:style-name="T89">a </text:span><text:span text:style-name="T85">Context Free Grammar.</text:span><text:span text:style-name="T84"> </text:span><text:span text:style-name="T89">As mentioned earlier, </text:span><text:span text:style-name="T86">YACC </text:span><text:span text:style-name="T89">takes this sp</text:span><text:span text:style-name="T91">e</text:span><text:span text:style-name="T89">cification and generates a parser for SIL. <text:s/></text:span></text:p>
      <text:p text:style-name="P16"/>
      <text:p text:style-name="P15"/>
      <text:p text:style-name="P17">Example:</text:p>
      <text:p text:style-name="P17"/>
      <text:p text:style-name="P31"><text:soft-page-break/><text:span text:style-name="T61">grammar<text:tab/>:<text:tab/>var </text:span><text:span text:style-name="T216">'</text:span><text:span text:style-name="T61">=</text:span><text:span text:style-name="T216">'</text:span><text:span text:style-name="T61"> value<text:tab/><text:tab/><text:tab/></text:span><text:span text:style-name="T62">{printf(“</text:span><text:span text:style-name="T65"> </text:span><text:span text:style-name="T66">end</text:span><text:span text:style-name="T65"> </text:span><text:span text:style-name="T62">”);}</text:span></text:p>
      <text:p text:style-name="P36"><text:tab/><text:tab/>;</text:p>
      <text:p text:style-name="P37"/>
      <text:p text:style-name="P32"><text:span text:style-name="T61">var<text:tab/><text:tab/>:<text:tab/></text:span><text:span text:style-name="T75">'</text:span><text:span text:style-name="T61">a</text:span><text:span text:style-name="T75">'<text:tab/><text:tab/></text:span><text:span text:style-name="T61"><text:tab/><text:tab/><text:tab/></text:span><text:span text:style-name="T65">{printf(“ variable ”);</text:span><text:span text:style-name="T68">}</text:span></text:p>
      <text:p text:style-name="P39"><text:tab/><text:tab/>;</text:p>
      <text:p text:style-name="P38"/>
      <text:p text:style-name="P31"><text:span text:style-name="T61">value<text:tab/>:<text:tab/></text:span><text:span text:style-name="T75">'</text:span><text:span text:style-name="T61">0</text:span><text:span text:style-name="T75">'<text:tab/><text:tab/><text:tab/><text:tab/></text:span><text:span text:style-name="T61"><text:tab/></text:span><text:span text:style-name="T65">{printf(“ </text:span><text:span text:style-name="T66">value ”);</text:span><text:span text:style-name="T68">}</text:span></text:p>
      <text:p text:style-name="P40"><text:tab/><text:tab/>;</text:p>
      <text:p text:style-name="P38"/>
      <text:p text:style-name="P18">Sample Input/Output <text:span text:style-name="T233">(explanations will follow)</text:span>:</text:p>
      <text:p text:style-name="P18"/>
      <text:p text:style-name="P33"><text:span text:style-name="T63">I:<text:tab/>a=</text:span><text:span text:style-name="T233">0</text:span></text:p>
      <text:p text:style-name="P33"><text:span text:style-name="T63">O:<text:tab/></text:span><text:span text:style-name="T67">variable </text:span><text:span text:style-name="T69">value </text:span><text:span text:style-name="T67">end</text:span></text:p>
      <text:p text:style-name="P41"><text:s/></text:p>
      <text:p text:style-name="P42">I:<text:tab/>a=</text:p>
      <text:p text:style-name="P34"><text:span text:style-name="T64">O:<text:tab/></text:span><text:span text:style-name="T70">variable</text:span></text:p>
      <text:p text:style-name="P34"><text:span text:style-name="T70"><text:tab/>syntax error</text:span><text:span text:style-name="T64"><text:tab/></text:span></text:p>
      <text:p text:style-name="P43"/>
      <text:p text:style-name="P35"><text:span text:style-name="T71">I:<text:tab/></text:span><text:span text:style-name="T76">s</text:span><text:span text:style-name="T71">=5</text:span><text:span text:style-name="T72">$</text:span></text:p>
      <text:p text:style-name="P44">O:<text:tab/>syntax error</text:p>
      <text:p text:style-name="P19"><text:tab/></text:p>
      <text:p text:style-name="P10"><text:span text:style-name="T74">This example demonstrates the specification of </text:span><text:span text:style-name="T43">rule</text:span><text:span text:style-name="T44">s</text:span><text:span text:style-name="T74"> in YACC. </text:span><text:span text:style-name="T77"><text:s/></text:span><text:span text:style-name="T78">In this example there are </text:span><text:span text:style-name="T233">three rules</text:span><text:span text:style-name="T78">. <text:s/></text:span><text:span text:style-name="T233">Each</text:span><text:span text:style-name="T111"> rule</text:span><text:span text:style-name="T79"> </text:span><text:span text:style-name="T233">has </text:span><text:span text:style-name="T45">product</text:span><text:span text:style-name="T46">i</text:span><text:span text:style-name="T45">on part</text:span><text:span text:style-name="T233"> and an </text:span><text:span text:style-name="T45">action part</text:span><text:span text:style-name="T233">. <text:s/>The action part consists of C statements enclosed within </text:span><text:span text:style-name="T235">a </text:span><text:span text:style-name="T25">{</text:span><text:span text:style-name="T233"> </text:span><text:span text:style-name="T235">and</text:span><text:span text:style-name="T233"> </text:span><text:span text:style-name="T25">}</text:span><text:span text:style-name="T233">. Each production part has a </text:span><text:span text:style-name="T45">head</text:span><text:span text:style-name="T233"> and a </text:span><text:span text:style-name="T45">body</text:span><text:span text:style-name="T233"> sep</text:span><text:span text:style-name="T236">a</text:span><text:span text:style-name="T233">rated by </text:span><text:span text:style-name="T240">a </text:span><text:span text:style-name="T25">: </text:span><text:span text:style-name="T233">. For example, the first rule above has </text:span><text:span text:style-name="T112">production </text:span><text:span text:style-name="T233">part with </text:span><text:span text:style-name="T26">grammar</text:span><text:span text:style-name="T233"> as the head and </text:span><text:span text:style-name="T19">var </text:span><text:span text:style-name="T20">'</text:span><text:span text:style-name="T19">=</text:span><text:span text:style-name="T20">'</text:span><text:span text:style-name="T19"> value</text:span><text:span text:style-name="T233"> as the body. <text:s/>The action part for the </text:span><text:span text:style-name="T234">r</text:span><text:span text:style-name="T233">ule is </text:span><text:span text:style-name="T24">{</text:span><text:span text:style-name="T21">printf(“</text:span><text:span text:style-name="T22"> </text:span><text:span text:style-name="T23">end</text:span><text:span text:style-name="T22"> </text:span><text:span text:style-name="T21">”);</text:span><text:span text:style-name="T24">}</text:span><text:span text:style-name="T233">. <text:s/></text:span></text:p>
      <text:p text:style-name="P30"/>
      <text:p text:style-name="P11"><text:span text:style-name="T51">The parser reads the input sequentially and tries to find a pattern match (of what is read so far) with the body part of each production. <text:s/>When </text:span><text:span text:style-name="T52">it </text:span><text:span text:style-name="T51">finds a matching production, the action part of the corresponding rule is executed.</text:span><text:span text:style-name="T52"> </text:span></text:p>
      <text:p text:style-name="P86"/>
      <text:p text:style-name="P85"><text:span text:style-name="T157"><text:tab/>In the above example, when the input </text:span><text:span text:style-name="T155">a=0</text:span><text:span text:style-name="T157"> is given to the parser </text:span><text:span text:style-name="T158">generated by YACC</text:span><text:span text:style-name="T157">, it attempts to match </text:span><text:span text:style-name="T161">the input</text:span><text:span text:style-name="T157"> with the body of the production of the first rule. </text:span><text:span text:style-name="T160">W</text:span><text:span text:style-name="T159">hen the input has been parsed completely it executes the action of the first rule, i.e. </text:span><text:span text:style-name="T152">printf(“</text:span><text:span text:style-name="T153"> </text:span><text:span text:style-name="T154">end</text:span><text:span text:style-name="T153"> </text:span><text:span text:style-name="T152">”)</text:span><text:span text:style-name="T27">. </text:span><text:span text:style-name="T88">The statements</text:span><text:span text:style-name="T28"> </text:span><text:span text:style-name="T151">printf(“ variable ”) </text:span><text:span text:style-name="T133">and</text:span><text:span text:style-name="T150"> </text:span><text:span text:style-name="T151">printf(“ va</text:span><text:span text:style-name="T150">lu</text:span><text:span text:style-name="T151">e ”) </text:span><text:span text:style-name="T134">are executed as result of the input being matched with the </text:span><text:span text:style-name="T138">sub-productions. </text:span><text:span text:style-name="T139">Sub-productions are productions belonging to the production heads </text:span><text:span text:style-name="T140">which are found in the body of the production the parser is currently attempting to </text:span><text:soft-page-break/><text:span text:style-name="T140">parse.</text:span><text:span text:style-name="T141"> </text:span><text:span text:style-name="T140">In the above example, the second and third productions are sub-productions </text:span><text:span text:style-name="T143">of </text:span><text:span text:style-name="T140">the first production, as the production heads </text:span><text:span text:style-name="T156">var</text:span><text:span text:style-name="T140"> and </text:span><text:span text:style-name="T156">value</text:span><text:span text:style-name="T140"> are found in the body of the first </text:span><text:span text:style-name="T142">production.</text:span></text:p>
      <text:p text:style-name="P87"/>
      <text:p text:style-name="P11"><text:span text:style-name="T51">If the parser fails to find any matching body part, then the message </text:span><text:span text:style-name="T80">“</text:span><text:span text:style-name="T3">syntax error</text:span><text:span text:style-name="T80">” </text:span><text:span text:style-name="T90">is generated.</text:span></text:p>
      <text:p text:style-name="P78"/>
      <text:p text:style-name="P77">2<text:tab/>The structure of YACC programs</text:p>
      <text:p text:style-name="P77"/>
      <text:p text:style-name="P12">A <text:span text:style-name="T235">YACC</text:span> program consists of three sections : Declarations, Rules and Auxiliary functions. <text:s/><text:span text:style-name="T235">(Note the similarity with the structure of LEX programs). <text:s/></text:span></text:p>
      <text:p text:style-name="P12"/>
      <text:p text:style-name="P12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3"/>
      <text:p text:style-name="P13"/>
      <text:p text:style-name="P13"/>
      <text:p text:style-name="P13"/>
      <text:p text:style-name="P13"/>
      <text:p text:style-name="P73"/>
      <text:p text:style-name="P73">2.1<text:tab/>Declarations</text:p>
      <text:p text:style-name="P73"/>
      <text:p text:style-name="P57"><text:span text:style-name="T169">The Declarations section of a YACC program consists of two parts, </text:span><text:span text:style-name="T49">C declarations <text:s/>and YACC Declarations</text:span><text:span text:style-name="T169">.</text:span></text:p>
      <text:p text:style-name="P58"/>
      <text:p text:style-name="P84"><text:span text:style-name="T122"><text:tab/>The C Declarations are delimited by </text:span><text:span text:style-name="T148">%{</text:span><text:span text:style-name="T122"> and </text:span><text:span text:style-name="T148">%}.</text:span><text:span text:style-name="T122"> This part consists of all the declarations required for the C code written in the </text:span><text:span text:style-name="T135">Actions</text:span><text:span text:style-name="T122"> section and the</text:span><text:span text:style-name="T121"> </text:span><text:span text:style-name="T135">Auxiliary functions</text:span><text:span text:style-name="T122"> section. The contents of this section are directly copied into </text:span><text:span text:style-name="T123">the</text:span><text:span text:style-name="T123"> generated</text:span><text:span text:style-name="T122"> </text:span><text:span text:style-name="T120">y.tab.c </text:span><text:span text:style-name="T87">file</text:span><text:span text:style-name="T120"> </text:span><text:span text:style-name="T122">without any modification</text:span><text:span text:style-name="T120">. </text:span><text:span text:style-name="T122"><text:s/></text:span></text:p>
      <text:p text:style-name="P59"/>
      <text:p text:style-name="P60"/>
      <text:p text:style-name="P60"/>
      <text:p text:style-name="P60"><text:soft-page-break/>Example:</text:p>
      <text:p text:style-name="P45">/<text:span text:style-name="T238">* </text:span><text:span text:style-name="T241">Beginning of </text:span><text:span text:style-name="T238">Declarations part */</text:span></text:p>
      <text:p text:style-name="P45"/>
      <text:p text:style-name="P45">%{ <text:s text:c="5"/>/* <text:span text:style-name="T241">Beginning of </text:span><text:span text:style-name="T238">C declarations */</text:span></text:p>
      <text:p text:style-name="P45"/>
      <text:p text:style-name="P45">#include&lt;stdio.h&gt;</text:p>
      <text:p text:style-name="P45"/>
      <text:p text:style-name="P45">%} <text:s text:c="5"/>/* <text:span text:style-name="T241">E</text:span><text:span text:style-name="T238">nd of C declarations */</text:span></text:p>
      <text:p text:style-name="P56"/>
      <text:p text:style-name="P56"><text:tab/>/* <text:span text:style-name="T241">Beginning of </text:span>YACC declarations <text:s/>*/</text:p>
      <text:p text:style-name="P45"/>
      <text:p text:style-name="P45">%token NUM <text:span text:style-name="T217">PLUS</text:span></text:p>
      <text:p text:style-name="P45"/>
      <text:p text:style-name="P45"><text:tab/>/* <text:span text:style-name="T242">E</text:span><text:span text:style-name="T238">nd of YACC declarations */</text:span></text:p>
      <text:p text:style-name="P49"><text:tab/></text:p>
      <text:p text:style-name="P49">/* <text:span text:style-name="T238">End of Declarations Part */</text:span></text:p>
      <text:p text:style-name="P49"/>
      <text:p text:style-name="P45"/>
      <text:p text:style-name="P45">%%<text:tab/>/* <text:span text:style-name="T239">Rules Section begins here */</text:span></text:p>
      <text:p text:style-name="P45"/>
      <text:p text:style-name="P45">expr<text:tab/>:expr <text:span text:style-name="T218">PLUS</text:span> expr <text:s/><text:span text:style-name="T239">{/* </text:span><text:span text:style-name="T243">Action</text:span><text:span text:style-name="T239"> */}</text:span></text:p>
      <text:p text:style-name="P45"><text:tab/>|<text:tab/>NUM <text:s text:c="9"/><text:span text:style-name="T239">{/* </text:span><text:span text:style-name="T243">Action</text:span><text:span text:style-name="T239"> */}</text:span> <text:s text:c="2"/></text:p>
      <text:p text:style-name="P45"><text:tab/>;</text:p>
      <text:p text:style-name="P45"/>
      <text:p text:style-name="P45">%% <text:tab/>/* <text:span text:style-name="T239">Rules Section ends here */</text:span></text:p>
      <text:p text:style-name="P50"><text:tab/></text:p>
      <text:p text:style-name="P50">/* <text:span text:style-name="T244">Beginning of </text:span><text:span text:style-name="T239">Auxiliary functions part */</text:span></text:p>
      <text:p text:style-name="P50"/>
      <text:p text:style-name="P50"><text:tab/>/* Auxiliary functions <text:span text:style-name="T239">here </text:span>*/</text:p>
      <text:p text:style-name="P50"/>
      <text:p text:style-name="P50">/* <text:span text:style-name="T244">End of Auxiliary functions*/</text:span></text:p>
      <text:p text:style-name="P67"/>
      <text:p text:style-name="P80"><text:span text:style-name="T124">The YACC </text:span><text:span text:style-name="T132">d</text:span><text:span text:style-name="T124">eclarations </text:span><text:span text:style-name="T132">part </text:span><text:span text:style-name="T124">consist of declarations of grammar </text:span><text:span text:style-name="T136">tokens</text:span><text:span text:style-name="T124"> </text:span><text:span text:style-name="T162">(hyperlink </text:span><text:span text:style-name="T163">to </text:span><text:span text:style-name="T164">LEX</text:span><text:span text:style-name="T163"> document</text:span><text:span text:style-name="T162">)</text:span><text:span text:style-name="T130">. <text:s text:c="2"/></text:span><text:span text:style-name="T124">In the above example </text:span><text:span text:style-name="T147">NUM</text:span><text:span text:style-name="T124"> </text:span><text:span text:style-name="T128">and </text:span><text:span text:style-name="T149">PLUS</text:span><text:span text:style-name="T124"> a</text:span><text:span text:style-name="T128">re</text:span><text:span text:style-name="T124"> token</text:span><text:span text:style-name="T128">s</text:span><text:span text:style-name="T124">. </text:span><text:span text:style-name="T129">A</text:span><text:span text:style-name="T125"> token represents </text:span><text:span text:style-name="T131">an</text:span><text:span text:style-name="T125"> input </text:span><text:span text:style-name="T131">item</text:span><text:span text:style-name="T125"> which is obtained by calling </text:span><text:span text:style-name="T131">the function </text:span><text:span text:style-name="T137">yylex()</text:span><text:span text:style-name="T125"> </text:span><text:span text:style-name="T126">(To be discussed in detail later). </text:span><text:span text:style-name="T127">The tokens declared in this section are used in the Rules section. </text:span></text:p>
      <text:p text:style-name="P70"/>
      <text:p text:style-name="P74">2.2<text:tab/>Rules</text:p>
      <text:p text:style-name="P45"/>
      <text:p text:style-name="P63"><text:span text:style-name="T170">A rule in a YACC program comprises of two parts (i) the </text:span><text:span text:style-name="T194">production</text:span><text:span text:style-name="T195"> part</text:span><text:span text:style-name="T170"> and (ii) the </text:span><text:span text:style-name="T195">action part</text:span><text:span text:style-name="T170">. </text:span><text:span text:style-name="T172">The syntax of SIL is specified in this section of the YACC program in the form of </text:span><text:span text:style-name="T199">a context free grammar.</text:span><text:span text:style-name="T172"> </text:span><text:span text:style-name="T175">A</text:span><text:span text:style-name="T173"> </text:span><text:span text:style-name="T174">rule in YACC</text:span><text:span text:style-name="T173"> is of the form:</text:span></text:p>
      <text:p text:style-name="P51"/>
      <text:p text:style-name="P51"><text:soft-page-break/>production_head<text:tab/>:<text:tab/>production_body<text:tab/>{<text:span text:style-name="T239">a</text:span>ction in C } ;</text:p>
      <text:p text:style-name="P27"/>
      <text:p text:style-name="P75">2.2.1<text:tab/>Productions</text:p>
      <text:p text:style-name="P61"/>
      <text:p text:style-name="P21">Example:</text:p>
      <text:p text:style-name="P21"/>
      <text:p text:style-name="P47"><text:span text:style-name="T204">expr<text:tab/>:<text:tab/>expr </text:span><text:span text:style-name="T219">PLUS</text:span><text:span text:style-name="T204"> expr</text:span></text:p>
      <text:p text:style-name="P52"/>
      <text:p text:style-name="P62"><text:span text:style-name="T171">Each production consists of a production </text:span><text:span text:style-name="T196">head</text:span><text:span text:style-name="T171"> and a production </text:span><text:span text:style-name="T196">body</text:span><text:span text:style-name="T171">. </text:span><text:span text:style-name="T176">Consider the production <text:s/></text:span><text:span text:style-name="T9">expr<text:tab/>:<text:tab/>expr </text:span><text:span text:style-name="T10">PLUS</text:span><text:span text:style-name="T9"> expr . </text:span><text:span text:style-name="T172">The </text:span><text:span text:style-name="T4">expr</text:span><text:span text:style-name="T172"> on the LHS of the</text:span><text:span text:style-name="T4"> : </text:span><text:span text:style-name="T211">in the production </text:span><text:span text:style-name="T172">is called the </text:span><text:span text:style-name="T191">head</text:span><text:span text:style-name="T172"> of the production and the </text:span><text:span text:style-name="T4">expr </text:span><text:span text:style-name="T11">PLUS</text:span><text:span text:style-name="T4"> expr</text:span><text:span text:style-name="T172"> on the RHS of the </text:span><text:span text:style-name="T4">: </text:span><text:span text:style-name="T172">is called the </text:span><text:span text:style-name="T191">body</text:span><text:span text:style-name="T172"> of the production. </text:span></text:p>
      <text:p text:style-name="P28"/>
      <text:p text:style-name="P64"><text:span text:style-name="T197"><text:tab/>The productions form a context free grammar. <text:s/>A context free grammar is defined by a four tuple (V,T,P,S) - <text:s/>a set V of </text:span><text:span text:style-name="T192">variables </text:span><text:span text:style-name="T200">(also referred to as non-terminals)</text:span><text:span text:style-name="T197">, a set T of </text:span><text:span text:style-name="T192">tokens</text:span><text:span text:style-name="T197"> (traditionally called terminals), a set P of </text:span><text:span text:style-name="T192">productions</text:span><text:span text:style-name="T197"> and a </text:span><text:span text:style-name="T192">start </text:span><text:span text:style-name="T193">variable</text:span><text:span text:style-name="T197"> S. </text:span><text:span text:style-name="T198">Each production consists of a variable on the left side (</text:span><text:span text:style-name="T193">head</text:span><text:span text:style-name="T198"> part) and a sequence of tokens and variables (of zero or more length) on the right side (</text:span><text:span text:style-name="T193">body</text:span><text:span text:style-name="T198"> part). For more about context free grammars </text:span><text:span text:style-name="T201">refer to </text:span><text:span text:style-name="T245">http://en.wikipedia.org/wiki/Context-free_grammar</text:span><text:span text:style-name="T197"> </text:span></text:p>
      <text:p text:style-name="P28"/>
      <text:p text:style-name="P61"><text:span text:style-name="T237"><text:tab/>In the above example, </text:span><text:span text:style-name="T12">PLUS</text:span><text:span text:style-name="T220"> is a </text:span><text:span text:style-name="T222">token </text:span><text:span text:style-name="T225">and</text:span><text:span text:style-name="T222"> </text:span><text:span text:style-name="T13">expr</text:span><text:span text:style-name="T222"> is a variable.</text:span><text:span text:style-name="T220"> </text:span><text:span text:style-name="T238">Every</text:span><text:span text:style-name="T223"> token <text:s/>used in </text:span><text:span text:style-name="T238">the</text:span><text:span text:style-name="T224"> production</text:span><text:span text:style-name="T223"> </text:span><text:span text:style-name="T238">part </text:span><text:span text:style-name="T224">of a</text:span><text:span text:style-name="T238">ny</text:span><text:span text:style-name="T224"> </text:span><text:span text:style-name="T238">YACC </text:span><text:span text:style-name="T224">rule </text:span><text:span text:style-name="T223">must be declared in the </text:span><text:span text:style-name="T238">d</text:span><text:span text:style-name="T223">eclarations section. </text:span><text:span text:style-name="T214">The head </text:span><text:span text:style-name="T215">of a production is always a variable. </text:span><text:span text:style-name="T221">Every variable in </text:span><text:span text:style-name="T238">the</text:span><text:span text:style-name="T221"> grammar must </text:span><text:span text:style-name="T238">appear in the head part of at least one production. <text:s/></text:span></text:p>
      <text:p text:style-name="P71"><text:tab/></text:p>
      <text:p text:style-name="P76">2.2.2<text:tab/>Actions</text:p>
      <text:p text:style-name="P65"/>
      <text:p text:style-name="P66"><text:span text:style-name="T246">The action </text:span><text:span text:style-name="T247">part </text:span><text:span text:style-name="T248">of a rule </text:span><text:span text:style-name="T247">consists of C statements which are</text:span><text:span text:style-name="T246"> executed when the input is matched with the</text:span><text:span text:style-name="T249"> </text:span><text:span text:style-name="T246">body of </text:span><text:span text:style-name="T250">a</text:span><text:span text:style-name="T246"> production.</text:span></text:p>
      <text:p text:style-name="P88"><text:span text:style-name="T5"><text:tab/></text:span><text:span text:style-name="T205">The action corresponding to a production is </text:span><text:span text:style-name="T206">executed </text:span><text:span text:style-name="T213">by </text:span><text:span text:style-name="T7">yyparse()</text:span><text:span text:style-name="T206">only when the entire body of the production has been matched with </text:span><text:span text:style-name="T252">the</text:span><text:span text:style-name="T206"> input </text:span><text:span text:style-name="T252">or </text:span><text:span text:style-name="T251">a part of the</text:span><text:span text:style-name="T206"> input. </text:span><text:span text:style-name="T5">yyparse()</text:span><text:span text:style-name="T207"> is a function found in y.tab.c that </text:span><text:span text:style-name="T47">parses</text:span><text:span text:style-name="T207"> through the input file. </text:span><text:soft-page-break/><text:span text:style-name="T8">yyparse()</text:span><text:span text:style-name="T210"> contains the implementation of the push down automaton which is used to parse an given input file.</text:span><text:span text:style-name="T207"> </text:span><text:span text:style-name="T6">y</text:span><text:span text:style-name="T5">ylex()</text:span><text:span text:style-name="T207"> is invoked by </text:span><text:span text:style-name="T5">yyparse()</text:span><text:span text:style-name="T207"> to read the input file. </text:span><text:span text:style-name="T5">yylex()</text:span><text:span text:style-name="T207"> scans through </text:span><text:span text:style-name="T212">the </text:span><text:span text:style-name="T207">input file and returns</text:span><text:span text:style-name="T208"> tokens </text:span><text:span text:style-name="T209">from the input file</text:span><text:span text:style-name="T208">.</text:span><text:span text:style-name="T207"> </text:span></text:p>
      <text:p text:style-name="P23"/>
      <text:p text:style-name="P23">Example:</text:p>
      <text:p text:style-name="P23"/>
      <text:p text:style-name="P46">%{</text:p>
      <text:p text:style-name="P46"/>
      <text:p text:style-name="P46">#include&lt;stdio.h&gt;</text:p>
      <text:p text:style-name="P46"/>
      <text:p text:style-name="P46">%}</text:p>
      <text:p text:style-name="P46"/>
      <text:p text:style-name="P46">%token NUM <text:span text:style-name="T217">PLUS</text:span></text:p>
      <text:p text:style-name="P46"/>
      <text:p text:style-name="P46">%%</text:p>
      <text:p text:style-name="P46"/>
      <text:p text:style-name="P46">expr<text:tab/>:<text:tab/>expr <text:span text:style-name="T218">PLUS</text:span> expr<text:tab/><text:span text:style-name="T226">{printf(“parsing complete”);</text:span><text:span text:style-name="T227">}</text:span></text:p>
      <text:p text:style-name="P46"><text:tab/>|<text:tab/>NUM<text:tab/><text:tab/><text:tab/><text:tab/></text:p>
      <text:p text:style-name="P46"><text:tab/>;</text:p>
      <text:p text:style-name="P46">%%</text:p>
      <text:p text:style-name="P46"><text:tab/>/* Auxiliary functions */</text:p>
      <text:p text:style-name="P22"/>
      <text:p text:style-name="P68"><text:span text:style-name="T178">Note that one variable may have one </text:span><text:span text:style-name="T182">or more </text:span><text:span text:style-name="T178">production bod</text:span><text:span text:style-name="T181">ies </text:span><text:span text:style-name="T178">separated by a </text:span><text:span text:style-name="T14">| </text:span><text:span text:style-name="T177">. </text:span><text:span text:style-name="T179">Each production may have one action with multiple C</text:span><text:span text:style-name="T177"> </text:span><text:span text:style-name="T180">statements. In the above example the variable has two production bodies </text:span><text:span text:style-name="T15">expr PLUS expr</text:span><text:span text:style-name="T180"> and </text:span><text:span text:style-name="T15">NUM</text:span><text:span text:style-name="T180">. The first production body has an associated print action while the second does not. </text:span><text:span text:style-name="T15">yyparse()</text:span><text:span text:style-name="T180"> executes the action only when the body </text:span><text:span text:style-name="T15">expr PLUS expr</text:span><text:span text:style-name="T180"> has been matched </text:span><text:span text:style-name="T183">with the input</text:span><text:span text:style-name="T180">.</text:span></text:p>
      <text:p text:style-name="P26"/>
      <text:p text:style-name="P29">2.2.3<text:tab/>Auxiliary functions</text:p>
      <text:p text:style-name="P29"/>
      <text:p text:style-name="P69"><text:span text:style-name="T184">The Auxiliary functions section consist</text:span><text:span text:style-name="T202">s</text:span><text:span text:style-name="T184"> of a </text:span><text:span text:style-name="T16">main()</text:span><text:span text:style-name="T184"> definition. </text:span><text:span text:style-name="T185">YACC generates code for all the rules and places </text:span><text:span text:style-name="T203">it </text:span><text:span text:style-name="T185">into the definition of </text:span><text:span text:style-name="T17">yyparse()</text:span><text:span text:style-name="T185"> in the </text:span><text:span text:style-name="T57">y.tab.c</text:span><text:span text:style-name="T185"> file. </text:span><text:span text:style-name="T18">yyparse()</text:span><text:span text:style-name="T186"> must be invoked in the </text:span><text:span text:style-name="T18">main()</text:span><text:span text:style-name="T186"> function's definition</text:span><text:span text:style-name="T187"> to parse the input</text:span><text:span text:style-name="T180">. </text:span></text:p>
      <text:p text:style-name="P69"><text:span text:style-name="T188">In addition to this YACC generated code, </text:span><text:span text:style-name="T189">the programmer may wish to add his own code to the </text:span><text:span text:style-name="T253">y.tab.c</text:span><text:span text:style-name="T189"> file. </text:span><text:span text:style-name="T190">The Auxiliary functions section allows the programmer to achieve this.</text:span><text:span text:style-name="T188"> </text:span></text:p>
      <text:p text:style-name="P24"/>
      <text:p text:style-name="P24"><text:soft-page-break/>Example:</text:p>
      <text:p text:style-name="P25"/>
      <text:p text:style-name="P48">%{</text:p>
      <text:p text:style-name="P48"/>
      <text:p text:style-name="P48">#include&lt;stdio.h&gt;</text:p>
      <text:p text:style-name="P48"/>
      <text:p text:style-name="P48">%}</text:p>
      <text:p text:style-name="P48"/>
      <text:p text:style-name="P48">%token NUM <text:span text:style-name="T217">PLUS</text:span></text:p>
      <text:p text:style-name="P48"/>
      <text:p text:style-name="P48">%%</text:p>
      <text:p text:style-name="P48"/>
      <text:p text:style-name="P48">expr<text:tab/>:<text:tab/>expr <text:span text:style-name="T218">PLUS</text:span> expr<text:tab/><text:span text:style-name="T226">{</text:span><text:span text:style-name="T228">my_</text:span><text:span text:style-name="T226">print(“parsing complete”);</text:span><text:span text:style-name="T227">}</text:span></text:p>
      <text:p text:style-name="P48"><text:tab/>|<text:tab/>NUM<text:tab/><text:tab/><text:tab/><text:tab/></text:p>
      <text:p text:style-name="P48"><text:tab/>;</text:p>
      <text:p text:style-name="P48"/>
      <text:p text:style-name="P48">%%</text:p>
      <text:p text:style-name="P25"/>
      <text:p text:style-name="P83">void my_print(char* str)</text:p>
      <text:p text:style-name="P83">{</text:p>
      <text:p text:style-name="P83"><text:tab/>printf(“<text:span text:style-name="T229">Message: </text:span>%s”,str);</text:p>
      <text:p text:style-name="P83">}</text:p>
      <text:p text:style-name="P81"/>
      <text:p text:style-name="P83"><text:span text:style-name="T230">void</text:span><text:span text:style-name="T231"> yyerror()</text:span></text:p>
      <text:p text:style-name="P82">{</text:p>
      <text:p text:style-name="P82"><text:tab/>printf(“Syntax Error”);</text:p>
      <text:p text:style-name="P82">}</text:p>
      <text:p text:style-name="P54"/>
      <text:p text:style-name="P54">int main()</text:p>
      <text:p text:style-name="P54">{</text:p>
      <text:p text:style-name="P54"><text:tab/>yyparse();</text:p>
      <text:p text:style-name="P54"><text:tab/>return 1;</text:p>
      <text:p text:style-name="P54">}</text:p>
      <text:p text:style-name="P54"/>
      <text:p text:style-name="P72">Sample Input/Output:</text:p>
      <text:p text:style-name="P72"/>
      <text:p text:style-name="P55">I:<text:tab/>2+2</text:p>
      <text:p text:style-name="P55">O:<text:tab/>Message: parsing complete</text:p>
      <text:p text:style-name="P55"/>
      <text:p text:style-name="P53">I:<text:tab/>2-2</text:p>
      <text:p text:style-name="P89">O:<text:tab/>Syntax Error</text:p>
      <text:p text:style-name="P89"/>
      <text:p text:style-name="P89"/>
      <text:p text:style-name="P101"><text:span text:style-name="T254"/></text:p>
      <text:p text:style-name="P101"><text:span text:style-name="T254"/></text:p>
      <text:p text:style-name="P101"><text:span text:style-name="T254"/></text:p>
      <text:p text:style-name="P101"><text:soft-page-break/><text:span text:style-name="T254">3.<text:tab/>The Infix to Postfix program</text:span></text:p>
      <text:p text:style-name="P105"><text:span text:style-name="T255"/></text:p>
      <text:p text:style-name="P105"><text:span text:style-name="T255">%{</text:span></text:p>
      <text:p text:style-name="P105"><text:span text:style-name="T255">#include &lt;stdio.h&gt;</text:span></text:p>
      <text:p text:style-name="P105"><text:span text:style-name="T255">%}</text:span></text:p>
      <text:p text:style-name="P105"><text:span text:style-name="T255"></text:span></text:p>
      <text:p text:style-name="P105"><text:span text:style-name="T255">%token DIGIT</text:span></text:p>
      <text:p text:style-name="P105"><text:span text:style-name="T255"></text:span></text:p>
      <text:p text:style-name="P105"><text:span text:style-name="T255">%%</text:span></text:p>
      <text:p text:style-name="P105"><text:span text:style-name="T255"></text:span></text:p>
      <text:p text:style-name="P105"><text:span text:style-name="T255">start: expr '\n'<text:tab/>{</text:span><text:span text:style-name="T265">exit(1);</text:span><text:span text:style-name="T255">}</text:span></text:p>
      <text:p text:style-name="P105"><text:span text:style-name="T255"><text:tab/>;</text:span></text:p>
      <text:p text:style-name="P105"><text:span text:style-name="T255"></text:span></text:p>
      <text:p text:style-name="P105"><text:span text:style-name="T255">expr: <text:s/>expr '+' expr<text:tab/>{printf("+ ");}</text:span></text:p>
      <text:p text:style-name="P105"><text:span text:style-name="T255"><text:tab/>| expr '*' expr<text:tab/>{printf("* ");}</text:span></text:p>
      <text:p text:style-name="P105"><text:span text:style-name="T255"><text:tab/>| '(' expr ')'<text:tab/></text:span></text:p>
      <text:p text:style-name="P105"><text:span text:style-name="T255"><text:tab/>| DIGIT<text:tab/><text:tab/>{printf("NUM ");}</text:span></text:p>
      <text:p text:style-name="P105"><text:span text:style-name="T255"><text:tab/>;</text:span></text:p>
      <text:p text:style-name="P105"><text:span text:style-name="T255"></text:span></text:p>
      <text:p text:style-name="P105"><text:span text:style-name="T255">%%</text:span></text:p>
      <text:p text:style-name="P105"><text:span text:style-name="T255"></text:span></text:p>
      <text:p text:style-name="P105"><text:span text:style-name="T255">yyerror()</text:span></text:p>
      <text:p text:style-name="P105"><text:span text:style-name="T255">{</text:span></text:p>
      <text:p text:style-name="P105"><text:span text:style-name="T255"><text:tab/>printf("Error");</text:span></text:p>
      <text:p text:style-name="P105"><text:span text:style-name="T255">}</text:span></text:p>
      <text:p text:style-name="P105"><text:span text:style-name="T255"></text:span></text:p>
      <text:p text:style-name="P105"><text:span text:style-name="T255">yylex()</text:span></text:p>
      <text:p text:style-name="P105"><text:span text:style-name="T255">{</text:span></text:p>
      <text:p text:style-name="P105"><text:span text:style-name="T255"><text:tab/>int c;</text:span></text:p>
      <text:p text:style-name="P105"><text:span text:style-name="T255"><text:tab/>c = getchar();</text:span></text:p>
      <text:p text:style-name="P105"><text:span text:style-name="T255"><text:tab/>if(isdigit(c))</text:span></text:p>
      <text:p text:style-name="P105"><text:span text:style-name="T255"><text:tab/><text:tab/>return DIGIT;</text:span></text:p>
      <text:p text:style-name="P105"><text:span text:style-name="T255"><text:tab/>return c;</text:span></text:p>
      <text:p text:style-name="P105"><text:span text:style-name="T255">}</text:span></text:p>
      <text:p text:style-name="P105"><text:span text:style-name="T255"/></text:p>
      <text:p text:style-name="P106"><text:span text:style-name="T258">main()</text:span></text:p>
      <text:p text:style-name="P106"><text:span text:style-name="T258">{</text:span></text:p>
      <text:p text:style-name="P106"><text:span text:style-name="T258"><text:tab/>yyparse();</text:span></text:p>
      <text:p text:style-name="P106"><text:span text:style-name="T258"><text:tab/>return 1;</text:span></text:p>
      <text:p text:style-name="P106"><text:span text:style-name="T258">}</text:span></text:p>
      <text:p text:style-name="P105"><text:span text:style-name="T255"/></text:p>
      <text:p text:style-name="P91"><text:span text:style-name="T256">Th</text:span><text:span text:style-name="T259">e</text:span><text:span text:style-name="T256"> parse</text:span><text:span text:style-name="T259">r</text:span><text:span text:style-name="T256"> generated by compiling this YACC program, parses through the input (an infix expression) and outputs the format of the corresponding </text:span><text:span text:style-name="T257">p</text:span><text:span text:style-name="T256">ostfix expression. <text:s/></text:span></text:p>
      <text:p text:style-name="P91"><text:span text:style-name="T256"/></text:p>
      <text:p text:style-name="P92"><text:span text:style-name="T260">Sample I/O:</text:span></text:p>
      <text:p text:style-name="P109"><text:span text:style-name="T293">I:<text:tab/>2</text:span></text:p>
      <text:p text:style-name="P109"><text:span text:style-name="T293">O:<text:tab/>NUM</text:span></text:p>
      <text:p text:style-name="P107"><text:span text:style-name="T260"/></text:p>
      <text:p text:style-name="P107"><text:soft-page-break/><text:span text:style-name="T260">I:<text:tab/>2+2</text:span></text:p>
      <text:p text:style-name="P107"><text:span text:style-name="T260">O:<text:tab/>NUM NUM +</text:span></text:p>
      <text:p text:style-name="P107"><text:span text:style-name="T260"/></text:p>
      <text:p text:style-name="P107"><text:span text:style-name="T260">I:<text:tab/></text:span><text:span text:style-name="T264">(</text:span><text:span text:style-name="T260">2+</text:span><text:span text:style-name="T264">3)</text:span><text:span text:style-name="T260">*3</text:span></text:p>
      <text:p text:style-name="P108"><text:span text:style-name="T261">O:<text:tab/></text:span><text:span text:style-name="T262">NUM NUM </text:span><text:span text:style-name="T264">+ </text:span><text:span text:style-name="T263">NUM </text:span><text:span text:style-name="T262">*</text:span></text:p>
      <text:p text:style-name="P108"><text:span text:style-name="T262"/></text:p>
      <text:p text:style-name="P108"><text:span text:style-name="T262"/></text:p>
      <text:p text:style-name="P93"><text:span text:style-name="T287">The </text:span><text:span text:style-name="T267">yyparse()</text:span><text:span text:style-name="T287"> function attempts to parse the input using the CFG specifications in the YACC program. </text:span><text:span text:style-name="T288">Every time a number is found in the input stream, </text:span><text:span text:style-name="T268">yylex()</text:span><text:span text:style-name="T288"> returns a token </text:span><text:span text:style-name="T268">DIGIT</text:span><text:span text:style-name="T288"> to </text:span><text:span text:style-name="T268">yyparse()</text:span><text:span text:style-name="T288">. If any character other than a number is found, </text:span><text:span text:style-name="T268">yylex()</text:span><text:span text:style-name="T288"> returns the character itself to </text:span><text:span text:style-name="T268">yyparse()</text:span><text:span text:style-name="T288">. The function </text:span><text:span text:style-name="T268">isdigit()</text:span><text:span text:style-name="T288"> has been used to check if the input character is a number.</text:span></text:p>
      <text:p text:style-name="P94"><text:span text:style-name="T289"/></text:p>
      <text:p text:style-name="P95"><text:span text:style-name="T266">As observed from the sample input/output, the program only has the capacity to print the format of the postfix expression and not the postfix expression itself. </text:span><text:span text:style-name="T290">For the parser to print the postfix expression it would need the value associated with every </text:span><text:span text:style-name="T269">DIGIT</text:span><text:span text:style-name="T290"> token. <text:s/></text:span><text:span text:style-name="T292">For example, the value associated with the token </text:span><text:span text:style-name="T270">NUM</text:span><text:span text:style-name="T292"> in the first sample input/output is 2. </text:span><text:span text:style-name="T294">The value associated with </text:span><text:span text:style-name="T296">a</text:span><text:span text:style-name="T294"> token is called an </text:span><text:span text:style-name="T48">attribute.</text:span></text:p>
      <text:p text:style-name="P95"><text:span text:style-name="T290"/></text:p>
      <text:p text:style-name="P95"><text:span text:style-name="T290"><text:tab/>In the above program </text:span><text:span text:style-name="T269">yylex()</text:span><text:span text:style-name="T290"> simply returns the token DIGIT to </text:span><text:span text:style-name="T269">yyparse()</text:span><text:span text:style-name="T290"> and does not return </text:span><text:span text:style-name="T295">any</text:span><text:span text:style-name="T290"> value associated with it. In order to facilitate this, there must </text:span><text:span text:style-name="T291">b</text:span><text:span text:style-name="T290">e some method to </text:span><text:span text:style-name="T298">return</text:span><text:span text:style-name="T290"> </text:span><text:span text:style-name="T297">an </text:span><text:span text:style-name="T290">attribute along with the token from </text:span><text:span text:style-name="T269">yylex()</text:span><text:span text:style-name="T290"> to </text:span><text:span text:style-name="T269">yyparse()</text:span><text:span text:style-name="T290">. This can be achieved through a variable called </text:span><text:span text:style-name="T269">yylval</text:span><text:span text:style-name="T290">. </text:span><text:span text:style-name="T299">The next program shows how it is done.</text:span></text:p>
      <text:p text:style-name="P95"><text:span text:style-name="T299"/></text:p>
      <text:p text:style-name="P95"><text:span text:style-name="T299"/></text:p>
      <text:p text:style-name="P102"><text:span text:style-name="T300"/></text:p>
      <text:p text:style-name="P102"><text:span text:style-name="T300"/></text:p>
      <text:p text:style-name="P102"><text:span text:style-name="T300"/></text:p>
      <text:p text:style-name="P102"><text:span text:style-name="T300"/></text:p>
      <text:p text:style-name="P102"><text:span text:style-name="T300"/></text:p>
      <text:p text:style-name="P102"><text:span text:style-name="T300"/></text:p>
      <text:p text:style-name="P102"><text:span text:style-name="T300"/></text:p>
      <text:p text:style-name="P102"><text:soft-page-break/><text:span text:style-name="T300">4.<text:tab/>The Infix to Postfix program, </text:span><text:span text:style-name="T301">revised</text:span></text:p>
      <text:p text:style-name="P96"><text:span text:style-name="T302"/></text:p>
      <text:p text:style-name="P103"><text:span text:style-name="T303">%{</text:span></text:p>
      <text:p text:style-name="P103"><text:span text:style-name="T303"></text:span></text:p>
      <text:p text:style-name="P103"><text:span text:style-name="T303">#include &lt;stdio.h&gt;</text:span></text:p>
      <text:p text:style-name="P103"><text:span text:style-name="T303"/></text:p>
      <text:p text:style-name="P103"><text:span text:style-name="T303">%}</text:span></text:p>
      <text:p text:style-name="P103"><text:span text:style-name="T303"></text:span></text:p>
      <text:p text:style-name="P103"><text:span text:style-name="T303">%token DIGIT</text:span></text:p>
      <text:p text:style-name="P103"><text:span text:style-name="T303"></text:span></text:p>
      <text:p text:style-name="P103"><text:span text:style-name="T303">%%</text:span></text:p>
      <text:p text:style-name="P103"><text:span text:style-name="T303"></text:span></text:p>
      <text:p text:style-name="P103"><text:span text:style-name="T303">start : expr '\n'<text:tab/><text:tab/><text:tab/>{printf("\nComplete");exit(1);}</text:span></text:p>
      <text:p text:style-name="P103"><text:span text:style-name="T303"><text:tab/>;</text:span></text:p>
      <text:p text:style-name="P103"><text:span text:style-name="T303"></text:span></text:p>
      <text:p text:style-name="P103"><text:span text:style-name="T303">expr: <text:s/>expr '+' expr<text:tab/><text:tab/>{printf("+ ");}</text:span></text:p>
      <text:p text:style-name="P103"><text:span text:style-name="T303"><text:tab/>| expr '*' expr<text:tab/><text:tab/>{printf("* ");}</text:span></text:p>
      <text:p text:style-name="P103"><text:span text:style-name="T303"><text:tab/>| '(' expr ')'<text:tab/></text:span></text:p>
      <text:p text:style-name="P103"><text:span text:style-name="T303"><text:tab/>| DIGIT<text:tab/><text:tab/><text:tab/><text:tab/>{printf("%d ",$1);}</text:span></text:p>
      <text:p text:style-name="P103"><text:span text:style-name="T303"><text:tab/>;</text:span></text:p>
      <text:p text:style-name="P103"><text:span text:style-name="T303"></text:span></text:p>
      <text:p text:style-name="P103"><text:span text:style-name="T303">%%</text:span></text:p>
      <text:p text:style-name="P103"><text:span text:style-name="T303"></text:span></text:p>
      <text:p text:style-name="P103"><text:span text:style-name="T303"></text:span></text:p>
      <text:p text:style-name="P103"><text:span text:style-name="T303">yyerror()</text:span></text:p>
      <text:p text:style-name="P103"><text:span text:style-name="T303">{</text:span></text:p>
      <text:p text:style-name="P103"><text:span text:style-name="T303"><text:tab/>printf("Error");</text:span></text:p>
      <text:p text:style-name="P103"><text:span text:style-name="T303">}</text:span></text:p>
      <text:p text:style-name="P103"><text:span text:style-name="T303"></text:span></text:p>
      <text:p text:style-name="P103"><text:span text:style-name="T303">yylex()</text:span></text:p>
      <text:p text:style-name="P103"><text:span text:style-name="T303">{</text:span></text:p>
      <text:p text:style-name="P103"><text:span text:style-name="T303"><text:tab/>int c;</text:span></text:p>
      <text:p text:style-name="P103"><text:span text:style-name="T303"><text:tab/>c = getchar();</text:span></text:p>
      <text:p text:style-name="P103"><text:span text:style-name="T303"><text:tab/>if(isdigit(c))</text:span></text:p>
      <text:p text:style-name="P103"><text:span text:style-name="T303"><text:tab/>{</text:span></text:p>
      <text:p text:style-name="P103"><text:span text:style-name="T303"><text:tab/><text:tab/>yylval = c - '0';</text:span></text:p>
      <text:p text:style-name="P103"><text:span text:style-name="T303"><text:tab/><text:tab/>return DIGIT;</text:span></text:p>
      <text:p text:style-name="P103"><text:span text:style-name="T303"><text:tab/><text:tab/></text:span></text:p>
      <text:p text:style-name="P103"><text:span text:style-name="T303"><text:tab/>}</text:span></text:p>
      <text:p text:style-name="P103"><text:span text:style-name="T303"><text:tab/>return c;</text:span></text:p>
      <text:p text:style-name="P103"><text:span text:style-name="T303">}</text:span></text:p>
      <text:p text:style-name="P103"><text:span text:style-name="T303"></text:span></text:p>
      <text:p text:style-name="P103"><text:span text:style-name="T303">main()</text:span></text:p>
      <text:p text:style-name="P103"><text:span text:style-name="T303">{</text:span></text:p>
      <text:p text:style-name="P103"><text:span text:style-name="T303"><text:tab/>yyparse();</text:span></text:p>
      <text:p text:style-name="P103"><text:span text:style-name="T303"><text:tab/>return 1;</text:span></text:p>
      <text:p text:style-name="P103"><text:span text:style-name="T303">}</text:span><text:span text:style-name="T300"> </text:span></text:p>
      <text:p text:style-name="P120"><text:span text:style-name="T167"/></text:p>
      <text:p text:style-name="P120"><text:span text:style-name="T167"/></text:p>
      <text:p text:style-name="P120"><text:soft-page-break/><text:span text:style-name="T167">yylval</text:span><text:span text:style-name="T165"> facilitates the use of attributes. </text:span><text:span text:style-name="T276">yylval</text:span><text:span text:style-name="T100"> </text:span><text:span text:style-name="T92">is a global variable </text:span><text:span text:style-name="T93">of the type </text:span><text:span text:style-name="T277">YYSTYPE</text:span><text:span text:style-name="T93"> </text:span><text:span text:style-name="T101">declared in y.tab.c</text:span><text:span text:style-name="T93">. </text:span><text:span text:style-name="T105">By default, </text:span><text:span text:style-name="T279">YYSTYPE</text:span><text:span text:style-name="T105"> is of the type </text:span><text:span text:style-name="T279">int</text:span><text:span text:style-name="T105">. This is evident from the following code segment found in y.tab.c</text:span><text:span text:style-name="T102"> </text:span></text:p>
      <text:p text:style-name="P104"><text:span text:style-name="T304"/></text:p>
      <text:p text:style-name="P104"><text:span text:style-name="T304"><text:tab/>typedef int YYSTYPE;</text:span></text:p>
      <text:p text:style-name="P104"/>
      <text:p text:style-name="P121"><text:span text:style-name="T103">As a result, yylval (which is originally of the type YYSTYPE), has an </text:span><text:span text:style-name="T110">inferred</text:span><text:span text:style-name="T103"> type </text:span><text:span text:style-name="T278">int. </text:span><text:span text:style-name="T104">yylval</text:span><text:span text:style-name="T94"> is accessible by </text:span><text:span text:style-name="T271">yyparse()</text:span><text:span text:style-name="T94">, hence it helps in sharing </text:span><text:span text:style-name="T95">of data between </text:span><text:span text:style-name="T272">yylex()</text:span><text:span text:style-name="T95"> and </text:span><text:span text:style-name="T272">yyparse()</text:span><text:span text:style-name="T94">.</text:span><text:span text:style-name="T96"> </text:span><text:span text:style-name="T94">It</text:span><text:span text:style-name="T92"> is used to return other additional information about the lexeme found to the parser </text:span><text:span text:style-name="T97">i.e.,</text:span><text:span text:style-name="T92"> </text:span><text:span text:style-name="T275">yylval</text:span><text:span text:style-name="T98"> is used to return an attribute in addition to the token </text:span><text:span text:style-name="T99">to the parser</text:span><text:span text:style-name="T98">. </text:span></text:p>
      <text:p text:style-name="P117"/>
      <text:p text:style-name="P116"><text:span text:style-name="T307">In the above example</text:span><text:span text:style-name="T306">, </text:span><text:span text:style-name="T308">the </text:span><text:span text:style-name="T273">yylex()</text:span><text:span text:style-name="T309"> returns the token </text:span><text:span text:style-name="T273">DIGIT</text:span><text:span text:style-name="T309"> and the value of the token </text:span><text:span text:style-name="T310">in</text:span><text:span text:style-name="T309"> the following code segment </text:span><text:span text:style-name="T311">under definition of </text:span><text:span text:style-name="T274">yylex()</text:span><text:span text:style-name="T317">:</text:span></text:p>
      <text:p text:style-name="P97"><text:span text:style-name="T302"><text:tab/><text:tab/></text:span></text:p>
      <text:p text:style-name="P97"><text:span text:style-name="T302"><text:tab/><text:tab/>yylval = c - '0';</text:span></text:p>
      <text:p text:style-name="P97"><text:span text:style-name="T302"><text:tab/><text:tab/>return DIGIT;</text:span></text:p>
      <text:p text:style-name="P97"><text:span text:style-name="T302"/></text:p>
      <text:p text:style-name="P98"><text:span text:style-name="T39">The attribute of a token can be accessed </text:span><text:span text:style-name="T40">in the action of a rule </text:span><text:span text:style-name="T39">using:</text:span></text:p>
      <text:p text:style-name="P98"><text:span text:style-name="T280">$&lt;position of </text:span><text:span text:style-name="T281">the </text:span><text:span text:style-name="T283">grammar symbol</text:span><text:span text:style-name="T280"> in body of production&gt;</text:span></text:p>
      <text:p text:style-name="P98"><text:span text:style-name="T280"/></text:p>
      <text:p text:style-name="P98"><text:span text:style-name="T39">Example:</text:span></text:p>
      <text:p text:style-name="P98"><text:span text:style-name="T280"/></text:p>
      <text:p text:style-name="P99"><text:span text:style-name="T280">expr: DIGIT<text:tab/><text:tab/>{printf(“%d”,$1);}</text:span></text:p>
      <text:p text:style-name="P99"><text:span text:style-name="T39"/></text:p>
      <text:p text:style-name="P100"><text:span text:style-name="T40">The action prints the attribute associated with the token </text:span><text:span text:style-name="T285">DIGIT </text:span><text:span text:style-name="T41">obtained </text:span><text:span text:style-name="T42">through</text:span><text:span text:style-name="T286"> $1</text:span><text:span text:style-name="T40">.</text:span></text:p>
      <text:p text:style-name="P100"><text:span text:style-name="T39"><text:s/></text:span></text:p>
      <text:p text:style-name="P122"><text:span text:style-name="T166"></text:span><text:span text:style-name="T168">YYSTYPE</text:span><text:span text:style-name="T144"> can be defined to be of any </text:span><text:span text:style-name="T145">data </text:span><text:span text:style-name="T144">type by the </text:span><text:span text:style-name="T146">programmer</text:span><text:span text:style-name="T144">. </text:span><text:span text:style-name="T106">To </text:span><text:span text:style-name="T107">return an attribute of </text:span><text:span text:style-name="T108">a type other than int, yylval maybe overridden by a user defined yylval in the auxiliary declarations section. </text:span><text:span text:style-name="T109">In order to return multiple attribute values for a token, it may be declared to be of the type </text:span><text:span text:style-name="T29">union</text:span><text:span text:style-name="T109">.</text:span></text:p>
      <text:p text:style-name="P118"/>
      <text:p text:style-name="P118">Example:</text:p>
      <text:p text:style-name="P119"/>
      <text:p text:style-name="P112">%{</text:p>
      <text:p text:style-name="P113"><text:soft-page-break/><text:tab/>#include&lt;stdio.h&gt;</text:p>
      <text:p text:style-name="P111"><text:span text:style-name="T312"><text:tab/></text:span><text:span text:style-name="T313">typedef union </text:span></text:p>
      <text:p text:style-name="P112"><text:tab/>{</text:p>
      <text:p text:style-name="P112"><text:tab/><text:tab/>int value;</text:p>
      <text:p text:style-name="P111"><text:span text:style-name="T312"><text:tab/><text:tab/>int </text:span><text:span text:style-name="T314">number_of_digits</text:span><text:span text:style-name="T312">;</text:span></text:p>
      <text:p text:style-name="P111"><text:span text:style-name="T312"><text:tab/>}</text:span><text:span text:style-name="T313">YYSTYPE</text:span><text:span text:style-name="T312">;</text:span></text:p>
      <text:p text:style-name="P111"><text:span text:style-name="T312"><text:tab/></text:span><text:span text:style-name="T315">YYSTYPE yylval;</text:span></text:p>
      <text:p text:style-name="P114"><text:span text:style-name="T53">%</text:span><text:span text:style-name="T54">}</text:span></text:p>
      <text:p text:style-name="P115"/>
      <text:p text:style-name="P112">%%</text:p>
      <text:p text:style-name="P111"/>
      <text:p text:style-name="P110"><text:tab/>/* <text:span text:style-name="T318">Rules */</text:span></text:p>
      <text:p text:style-name="P110">%%</text:p>
      <text:p text:style-name="P110"><text:tab/>/* <text:span text:style-name="T316">Auxiliary functions */</text:span></text:p>
      <text:p text:style-name="P90"><text:span text:style-name="T305"/></text:p>
      <text:p text:style-name="P95"><text:span text:style-name="T299"/></text:p>
      <text:p text:style-name="P95"><text:span text:style-name="T299"/></text:p>
      <text:p text:style-name="P95"><text:span text:style-name="T290"/></text:p>
      <text:p text:style-name="P95"><text:span text:style-name="T29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0-04T16:46:55</dc:date>
    <meta:editing-duration>PT10H47M24S</meta:editing-duration>
    <meta:editing-cycles>403</meta:editing-cycles>
    <meta:document-statistic meta:table-count="0" meta:image-count="0" meta:object-count="0" meta:page-count="12" meta:paragraph-count="230" meta:word-count="1922" meta:character-count="11169" meta:non-whitespace-character-count="9184"/>
  </office:meta>
</office:document-meta>
</file>